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H Sarabun New" svg:font-family="'TH Sarabun New'"/>
    <style:font-face style:name="FreeSans2" svg:font-family="FreeSans" style:font-family-generic="swiss"/>
    <style:font-face style:name="FreeSans1" svg:font-family="FreeSans" style:font-pitch="variable"/>
    <style:font-face style:name="TH Sarabun New1" svg:font-family="'TH Sarabun New'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0979in" table:align="right"/>
    </style:style>
    <style:style style:name="Table1.A" style:family="table-column">
      <style:table-column-properties style:column-width="1.0799in"/>
    </style:style>
    <style:style style:name="Table1.B" style:family="table-column">
      <style:table-column-properties style:column-width="1.6667in"/>
    </style:style>
    <style:style style:name="Table1.C" style:family="table-column">
      <style:table-column-properties style:column-width="1.675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0694in" table:align="right"/>
    </style:style>
    <style:style style:name="Table2.A" style:family="table-column">
      <style:table-column-properties style:column-width="1.0604in"/>
    </style:style>
    <style:style style:name="Table2.B" style:family="table-column">
      <style:table-column-properties style:column-width="1.9743in"/>
    </style:style>
    <style:style style:name="Table2.C" style:family="table-column">
      <style:table-column-properties style:column-width="0.9424in"/>
    </style:style>
    <style:style style:name="Table2.D" style:family="table-column">
      <style:table-column-properties style:column-width="2.092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0778in" table:align="right"/>
    </style:style>
    <style:style style:name="Table15.A" style:family="table-column">
      <style:table-column-properties style:column-width="1.5194in"/>
    </style:style>
    <style:style style:name="Table15.B" style:family="table-column">
      <style:table-column-properties style:column-width="2.2792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6729in" style:rel-column-width="16383*"/>
    </style:style>
    <style:style style:name="Table14.D" style:family="table-column">
      <style:table-column-properties style:column-width="1.6736in" style:rel-column-width="16386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D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1.6729in" style:rel-column-width="16383*"/>
    </style:style>
    <style:style style:name="Table16.D" style:family="table-column">
      <style:table-column-properties style:column-width="1.6736in" style:rel-column-width="16386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D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5264in" fo:margin-left="1.3243in" table:align="left"/>
    </style:style>
    <style:style style:name="Table3.A" style:family="table-column">
      <style:table-column-properties style:column-width="4.5264in"/>
    </style:style>
    <style:style style:name="Table3.1" style:family="table-row">
      <style:table-row-properties style:min-row-height="3.5035in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4.45in" table:align="margins"/>
    </style:style>
    <style:style style:name="Table4.A" style:family="table-column">
      <style:table-column-properties style:column-width="1.1125in" style:rel-column-width="16383*"/>
    </style:style>
    <style:style style:name="Table4.D" style:family="table-column">
      <style:table-column-properties style:column-width="1.1125in" style:rel-column-width="1638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ffffff" fo:border-right="none" fo:border-top="0.05pt solid #ffffff" fo:border-bottom="0.05pt solid #ffffff"/>
    </style:style>
    <style:style style:name="Table4.D2" style:family="table-cell">
      <style:table-cell-properties fo:padding="0.0382in" fo:border="0.05pt solid #ffffff"/>
    </style:style>
    <style:style style:name="Table5" style:family="table">
      <style:table-properties style:width="3.3431in" table:align="left"/>
    </style:style>
    <style:style style:name="Table5.A" style:family="table-column">
      <style:table-column-properties style:column-width="1.1125in"/>
    </style:style>
    <style:style style:name="Table5.C" style:family="table-column">
      <style:table-column-properties style:column-width="1.118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ffffff" fo:border-right="none" fo:border-top="0.05pt solid #ffffff" fo:border-bottom="0.05pt solid #ffffff"/>
    </style:style>
    <style:style style:name="Table5.C2" style:family="table-cell">
      <style:table-cell-properties fo:padding="0.0382in" fo:border="0.05pt solid #ffffff"/>
    </style:style>
    <style:style style:name="Table6" style:family="table">
      <style:table-properties style:width="1.0986in" table:align="left"/>
    </style:style>
    <style:style style:name="Table6.A" style:family="table-column">
      <style:table-column-properties style:column-width="1.0986in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1153in" style:rel-column-width="10922*"/>
    </style:style>
    <style:style style:name="Table7.B" style:family="table-column">
      <style:table-column-properties style:column-width="1.1153in" style:rel-column-width="10923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F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507in" style:rel-column-width="3433*"/>
    </style:style>
    <style:style style:name="Table8.B" style:family="table-column">
      <style:table-column-properties style:column-width="1.8799in" style:rel-column-width="18406*"/>
    </style:style>
    <style:style style:name="Table8.C" style:family="table-column">
      <style:table-column-properties style:column-width="1.116in" style:rel-column-width="10927*"/>
    </style:style>
    <style:style style:name="Table8.D" style:family="table-column">
      <style:table-column-properties style:column-width="1.1153in" style:rel-column-width="10920*"/>
    </style:style>
    <style:style style:name="Table8.F" style:family="table-column">
      <style:table-column-properties style:column-width="1.116in" style:rel-column-width="10929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F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1153in" style:rel-column-width="10922*"/>
    </style:style>
    <style:style style:name="Table11.B" style:family="table-column">
      <style:table-column-properties style:column-width="1.1153in" style:rel-column-width="10923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F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0.3507in" style:rel-column-width="3433*"/>
    </style:style>
    <style:style style:name="Table12.B" style:family="table-column">
      <style:table-column-properties style:column-width="1.8799in" style:rel-column-width="18406*"/>
    </style:style>
    <style:style style:name="Table12.C" style:family="table-column">
      <style:table-column-properties style:column-width="1.116in" style:rel-column-width="10927*"/>
    </style:style>
    <style:style style:name="Table12.D" style:family="table-column">
      <style:table-column-properties style:column-width="1.1153in" style:rel-column-width="10920*"/>
    </style:style>
    <style:style style:name="Table12.F" style:family="table-column">
      <style:table-column-properties style:column-width="1.116in" style:rel-column-width="10929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F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1.1153in" style:rel-column-width="10922*"/>
    </style:style>
    <style:style style:name="Table10.B" style:family="table-column">
      <style:table-column-properties style:column-width="1.1153in" style:rel-column-width="10923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F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507in" style:rel-column-width="3433*"/>
    </style:style>
    <style:style style:name="Table9.B" style:family="table-column">
      <style:table-column-properties style:column-width="1.8799in" style:rel-column-width="18406*"/>
    </style:style>
    <style:style style:name="Table9.C" style:family="table-column">
      <style:table-column-properties style:column-width="1.116in" style:rel-column-width="10927*"/>
    </style:style>
    <style:style style:name="Table9.D" style:family="table-column">
      <style:table-column-properties style:column-width="1.1153in" style:rel-column-width="10920*"/>
    </style:style>
    <style:style style:name="Table9.F" style:family="table-column">
      <style:table-column-properties style:column-width="1.116in" style:rel-column-width="10929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F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H Sarabun New1" fo:font-size="16pt" style:text-underline-style="none" fo:font-weight="normal" officeooo:rsid="001ec62c" officeooo:paragraph-rsid="001ec62c" style:font-size-asian="16pt" style:font-weight-asian="normal" style:font-name-complex="TH Sarabun New1" style:font-size-complex="16pt" style:font-weight-complex="normal"/>
    </style:style>
    <style:style style:name="P2" style:family="paragraph" style:parent-style-name="Standard">
      <style:text-properties style:font-name="TH Sarabun New1" fo:font-size="16pt" officeooo:rsid="0019a1dd" officeooo:paragraph-rsid="0019a1dd" style:font-size-asian="16pt" style:font-name-complex="TH Sarabun New1" style:font-size-complex="16pt"/>
    </style:style>
    <style:style style:name="P3" style:family="paragraph" style:parent-style-name="Standard">
      <style:text-properties style:font-name="TH Sarabun New1" fo:font-size="16pt" officeooo:rsid="0023e2dc" officeooo:paragraph-rsid="0023e2dc" style:font-size-asian="16pt" style:font-name-complex="TH Sarabun New1" style:font-size-complex="16pt" style:language-complex="th" style:country-complex="TH"/>
    </style:style>
    <style:style style:name="P4" style:family="paragraph" style:parent-style-name="Standard">
      <style:text-properties style:font-name="TH Sarabun New1" fo:font-size="16pt" officeooo:rsid="001b41c4" officeooo:paragraph-rsid="001b41c4" style:font-size-asian="16pt" style:font-name-complex="TH Sarabun New1" style:font-size-complex="16pt"/>
    </style:style>
    <style:style style:name="P5" style:family="paragraph" style:parent-style-name="Standard">
      <style:text-properties style:font-name="TH Sarabun New1" fo:font-size="16pt" officeooo:rsid="00216216" officeooo:paragraph-rsid="00216216" style:font-size-asian="16pt" style:font-name-complex="TH Sarabun New1" style:font-size-complex="16pt"/>
    </style:style>
    <style:style style:name="P6" style:family="paragraph" style:parent-style-name="Standard">
      <style:text-properties style:font-name="TH Sarabun New1" fo:font-size="16pt" officeooo:paragraph-rsid="0030a7c5" style:font-size-asian="16pt" style:font-name-complex="TH Sarabun New1" style:font-size-complex="16pt"/>
    </style:style>
    <style:style style:name="P7" style:family="paragraph" style:parent-style-name="Standard">
      <style:text-properties style:font-name="TH Sarabun New1" fo:font-size="16pt" officeooo:rsid="0032787f" officeooo:paragraph-rsid="0032787f" style:font-size-asian="16pt" style:font-name-complex="TH Sarabun New1" style:font-size-complex="16pt"/>
    </style:style>
    <style:style style:name="P8" style:family="paragraph" style:parent-style-name="Standard">
      <style:text-properties style:font-name="TH Sarabun New1" fo:font-size="16pt" style:text-underline-style="solid" style:text-underline-width="auto" style:text-underline-color="font-color" fo:font-weight="bold" officeooo:rsid="001b41c4" officeooo:paragraph-rsid="001b41c4" style:font-size-asian="16pt" style:font-weight-asian="bold" style:font-name-complex="TH Sarabun New1" style:font-size-complex="16pt" style:font-weight-complex="bold"/>
    </style:style>
    <style:style style:name="P9" style:family="paragraph" style:parent-style-name="Standard">
      <style:text-properties style:font-name="TH Sarabun New1" fo:font-size="16pt" style:text-underline-style="solid" style:text-underline-width="auto" style:text-underline-color="font-color" officeooo:rsid="0032787f" officeooo:paragraph-rsid="0032787f" style:font-size-asian="16pt" style:font-name-complex="TH Sarabun New1" style:font-size-complex="16pt"/>
    </style:style>
    <style:style style:name="P10" style:family="paragraph" style:parent-style-name="Standard">
      <style:text-properties fo:color="#0000ff" style:font-name="TH Sarabun New1" fo:font-size="16pt" officeooo:rsid="0030a7c5" officeooo:paragraph-rsid="0030a7c5" style:font-size-asian="16pt" style:font-name-complex="TH Sarabun New1" style:font-size-complex="16pt"/>
    </style:style>
    <style:style style:name="P11" style:family="paragraph" style:parent-style-name="Standard">
      <style:text-properties fo:color="#0000ff" style:font-name="TH Sarabun New1" fo:font-size="16pt" officeooo:rsid="0030a7c5" officeooo:paragraph-rsid="00347791" style:font-size-asian="16pt" style:font-name-complex="TH Sarabun New1" style:font-size-complex="16pt"/>
    </style:style>
    <style:style style:name="P12" style:family="paragraph" style:parent-style-name="Standard">
      <style:text-properties fo:color="#0000ff" style:font-name="TH Sarabun New1" fo:font-size="16pt" officeooo:rsid="002f2e71" officeooo:paragraph-rsid="002f2e71" style:font-size-asian="16pt" style:font-name-complex="TH Sarabun New1" style:font-size-complex="16pt"/>
    </style:style>
    <style:style style:name="P13" style:family="paragraph" style:parent-style-name="Standard">
      <style:text-properties fo:color="#0000ff" style:font-name="TH Sarabun New1" fo:font-size="16pt" officeooo:rsid="002f2e71" officeooo:paragraph-rsid="00347791" style:font-size-asian="16pt" style:font-name-complex="TH Sarabun New1" style:font-size-complex="16pt"/>
    </style:style>
    <style:style style:name="P14" style:family="paragraph" style:parent-style-name="Standard">
      <style:text-properties fo:color="#0000ff" style:font-name="TH Sarabun New1" fo:font-size="16pt" officeooo:paragraph-rsid="0030a7c5" style:font-size-asian="16pt" style:font-name-complex="TH Sarabun New1" style:font-size-complex="16pt"/>
    </style:style>
    <style:style style:name="P15" style:family="paragraph" style:parent-style-name="Standard">
      <style:text-properties fo:color="#0000ff" style:font-name="TH Sarabun New1" fo:font-size="16pt" officeooo:rsid="00347791" officeooo:paragraph-rsid="00347791" style:font-size-asian="16pt" style:font-name-complex="TH Sarabun New1" style:font-size-complex="16pt"/>
    </style:style>
    <style:style style:name="P16" style:family="paragraph" style:parent-style-name="Standard">
      <style:text-properties fo:color="#0000ff" style:font-name="TH Sarabun New1" fo:font-size="16pt" officeooo:rsid="001b41c4" officeooo:paragraph-rsid="001ec62c" style:font-size-asian="16pt" style:font-name-complex="TH Sarabun New1" style:font-size-complex="16pt"/>
    </style:style>
    <style:style style:name="P17" style:family="paragraph" style:parent-style-name="Standard">
      <style:text-properties fo:color="#0000ff" style:font-name="TH Sarabun New1" fo:font-size="16pt" style:text-underline-style="solid" style:text-underline-width="auto" style:text-underline-color="font-color" officeooo:rsid="0030a7c5" officeooo:paragraph-rsid="0030a7c5" style:font-size-asian="16pt" style:font-name-complex="TH Sarabun New1" style:font-size-complex="16pt"/>
    </style:style>
    <style:style style:name="P18" style:family="paragraph" style:parent-style-name="Standard">
      <style:text-properties fo:color="#0000ff" style:font-name="TH Sarabun New1" fo:font-size="16pt" style:text-underline-style="solid" style:text-underline-width="auto" style:text-underline-color="font-color" officeooo:rsid="0030a7c5" officeooo:paragraph-rsid="00347791" style:font-size-asian="16pt" style:font-name-complex="TH Sarabun New1" style:font-size-complex="16pt"/>
    </style:style>
    <style:style style:name="P19" style:family="paragraph" style:parent-style-name="Standard">
      <style:text-properties fo:color="#0000ff" style:font-name="TH Sarabun New1" fo:font-size="16pt" style:text-underline-style="solid" style:text-underline-width="auto" style:text-underline-color="font-color" officeooo:rsid="00347791" officeooo:paragraph-rsid="00347791" style:font-size-asian="16pt" style:font-name-complex="TH Sarabun New1" style:font-size-complex="16pt"/>
    </style:style>
    <style:style style:name="P20" style:family="paragraph" style:parent-style-name="Standard">
      <style:text-properties fo:color="#0000ff" style:font-name="TH Sarabun New1" fo:font-size="16pt" style:text-underline-style="none" officeooo:rsid="0030d250" officeooo:paragraph-rsid="0030d250" style:font-size-asian="16pt" style:font-name-complex="TH Sarabun New1" style:font-size-complex="16pt"/>
    </style:style>
    <style:style style:name="P21" style:family="paragraph" style:parent-style-name="Standard">
      <style:text-properties fo:color="#0000ff" style:font-name="TH Sarabun New1" fo:font-size="16pt" style:text-underline-style="none" officeooo:rsid="0030a7c5" officeooo:paragraph-rsid="00347791" style:font-size-asian="16pt" style:font-name-complex="TH Sarabun New1" style:font-size-complex="16pt"/>
    </style:style>
    <style:style style:name="P22" style:family="paragraph" style:parent-style-name="Standard">
      <style:text-properties fo:color="#3f3fbe" style:font-name="TH Sarabun New1" fo:font-size="16pt" fo:font-weight="bold" officeooo:rsid="0023e2dc" officeooo:paragraph-rsid="0023e2dc" style:font-size-asian="16pt" style:font-weight-asian="bold" style:font-name-complex="TH Sarabun New1" style:font-size-complex="16pt" style:language-complex="th" style:country-complex="TH" style:font-weight-complex="bold"/>
    </style:style>
    <style:style style:name="P23" style:family="paragraph" style:parent-style-name="Standard">
      <style:text-properties fo:color="#3f3fbe" style:font-name="TH Sarabun New1" fo:font-size="16pt" fo:font-weight="bold" officeooo:rsid="00411850" officeooo:paragraph-rsid="00411850" style:font-size-asian="16pt" style:font-weight-asian="bold" style:font-name-complex="TH Sarabun New1" style:font-size-complex="16pt" style:language-complex="th" style:country-complex="TH" style:font-weight-complex="bold"/>
    </style:style>
    <style:style style:name="P24" style:family="paragraph" style:parent-style-name="Standard">
      <style:text-properties fo:color="#ff0000" style:font-name="TH Sarabun New1" fo:font-size="16pt" fo:font-weight="bold" officeooo:rsid="00347791" officeooo:paragraph-rsid="0039706d" style:font-size-asian="16pt" style:font-weight-asian="bold" style:font-name-complex="TH Sarabun New1" style:font-size-complex="16pt" style:font-weight-complex="bold"/>
    </style:style>
    <style:style style:name="P25" style:family="paragraph" style:parent-style-name="Standard">
      <style:text-properties fo:color="#ff0000" style:font-name="TH Sarabun New1" fo:font-size="16pt" fo:font-weight="bold" officeooo:rsid="00347791" officeooo:paragraph-rsid="00516153" style:font-size-asian="16pt" style:font-weight-asian="bold" style:font-name-complex="TH Sarabun New1" style:font-size-complex="16pt" style:font-weight-complex="bold"/>
    </style:style>
    <style:style style:name="P26" style:family="paragraph" style:parent-style-name="Standard">
      <style:text-properties fo:color="#800000" style:font-name="TH Sarabun New1" fo:font-size="16pt" fo:font-weight="bold" officeooo:rsid="00347791" officeooo:paragraph-rsid="00517683" style:font-size-asian="16pt" style:font-weight-asian="bold" style:font-name-complex="TH Sarabun New1" style:font-size-complex="16pt" style:font-weight-complex="bold"/>
    </style:style>
    <style:style style:name="P27" style:family="paragraph" style:parent-style-name="Standard">
      <style:text-properties fo:color="#800000" style:font-name="TH Sarabun New1" fo:font-size="16pt" fo:font-weight="bold" officeooo:rsid="00516153" officeooo:paragraph-rsid="00517683" style:font-size-asian="16pt" style:font-weight-asian="bold" style:font-name-complex="TH Sarabun New1" style:font-size-complex="16pt" style:font-weight-complex="bold"/>
    </style:style>
    <style:style style:name="P28" style:family="paragraph" style:parent-style-name="Standard">
      <style:text-properties fo:color="#800000" style:font-name="TH Sarabun New1" fo:font-size="16pt" fo:font-weight="bold" officeooo:rsid="000b5b75" officeooo:paragraph-rsid="004e058c" style:font-size-asian="16pt" style:font-weight-asian="bold" style:font-name-complex="TH Sarabun New1" style:font-size-complex="16pt" style:language-complex="th" style:country-complex="TH" style:font-weight-complex="bold"/>
    </style:style>
    <style:style style:name="P29" style:family="paragraph" style:parent-style-name="Standard">
      <style:text-properties fo:color="#800000" style:font-name="TH Sarabun New1" fo:font-size="16pt" style:text-underline-style="solid" style:text-underline-width="auto" style:text-underline-color="font-color" officeooo:rsid="000d0ec2" officeooo:paragraph-rsid="004e058c" style:font-size-asian="16pt" style:font-name-complex="TH Sarabun New1" style:font-size-complex="16pt"/>
    </style:style>
    <style:style style:name="P30" style:family="paragraph" style:parent-style-name="Standard">
      <style:text-properties fo:color="#800000" style:font-name="TH Sarabun New1" fo:font-size="16pt" style:text-underline-style="solid" style:text-underline-width="auto" style:text-underline-color="font-color" fo:font-weight="normal" officeooo:rsid="000b5b75" officeooo:paragraph-rsid="004e058c" style:font-size-asian="16pt" style:font-weight-asian="normal" style:font-name-complex="TH Sarabun New1" style:font-size-complex="16pt" style:language-complex="th" style:country-complex="TH" style:font-weight-complex="normal"/>
    </style:style>
    <style:style style:name="P31" style:family="paragraph" style:parent-style-name="Standard">
      <style:text-properties fo:color="#800000" style:font-name="TH Sarabun New1" fo:font-size="16pt" style:text-underline-style="solid" style:text-underline-width="auto" style:text-underline-color="font-color" fo:font-weight="normal" officeooo:rsid="0064417d" officeooo:paragraph-rsid="0064417d" style:font-size-asian="16pt" style:font-weight-asian="normal" style:font-name-complex="TH Sarabun New1" style:font-size-complex="16pt" style:language-complex="th" style:country-complex="TH" style:font-weight-complex="normal"/>
    </style:style>
    <style:style style:name="P32" style:family="paragraph" style:parent-style-name="Standard">
      <style:text-properties fo:color="#800000" style:font-name="TH Sarabun New1" fo:font-size="16pt" style:text-underline-style="solid" style:text-underline-width="auto" style:text-underline-color="font-color" fo:font-weight="normal" officeooo:rsid="004fb575" officeooo:paragraph-rsid="004fb575" style:font-size-asian="16pt" style:font-weight-asian="normal" style:font-name-complex="TH Sarabun New1" style:font-size-complex="16pt" style:language-complex="th" style:country-complex="TH" style:font-weight-complex="normal"/>
    </style:style>
    <style:style style:name="P33" style:family="paragraph" style:parent-style-name="Standard">
      <style:text-properties fo:color="#800000" style:font-name="TH Sarabun New1" fo:font-size="16pt" style:text-underline-style="solid" style:text-underline-width="auto" style:text-underline-color="font-color" fo:font-weight="bold" officeooo:rsid="002f2e71" officeooo:paragraph-rsid="00517683" style:font-size-asian="16pt" style:font-weight-asian="bold" style:font-name-complex="TH Sarabun New1" style:font-size-complex="16pt" style:font-weight-complex="bold"/>
    </style:style>
    <style:style style:name="P34" style:family="paragraph" style:parent-style-name="Standard">
      <style:text-properties fo:color="#800000" style:font-name="TH Sarabun New1" fo:font-size="16pt" style:text-underline-style="solid" style:text-underline-width="auto" style:text-underline-color="font-color" fo:font-weight="bold" officeooo:rsid="000b5b75" officeooo:paragraph-rsid="004e058c" style:font-size-asian="16pt" style:font-weight-asian="bold" style:font-name-complex="TH Sarabun New1" style:font-size-complex="16pt" style:language-complex="th" style:country-complex="TH" style:font-weight-complex="bold"/>
    </style:style>
    <style:style style:name="P35" style:family="paragraph" style:parent-style-name="Standard">
      <style:text-properties fo:color="#800000" style:font-name="TH Sarabun New1" fo:font-size="16pt" style:text-underline-style="solid" style:text-underline-width="auto" style:text-underline-color="font-color" fo:font-weight="bold" officeooo:rsid="000d0ec2" officeooo:paragraph-rsid="0067f58e" style:font-size-asian="16pt" style:font-weight-asian="bold" style:font-name-complex="TH Sarabun New1" style:font-size-complex="16pt" style:language-complex="th" style:country-complex="TH" style:font-weight-complex="bold"/>
    </style:style>
    <style:style style:name="P36" style:family="paragraph" style:parent-style-name="Standard">
      <style:text-properties fo:color="#800000" style:font-name="TH Sarabun New1" fo:font-size="16pt" officeooo:rsid="000b5b75" officeooo:paragraph-rsid="004e058c" style:font-size-asian="16pt" style:font-name-complex="TH Sarabun New1" style:font-size-complex="16pt"/>
    </style:style>
    <style:style style:name="P37" style:family="paragraph" style:parent-style-name="Standard">
      <style:text-properties fo:color="#800000" style:font-name="TH Sarabun New1" fo:font-size="16pt" style:text-underline-style="none" fo:font-weight="normal" officeooo:rsid="00516153" officeooo:paragraph-rsid="00516153" style:font-size-asian="16pt" style:font-weight-asian="normal" style:font-name-complex="TH Sarabun New1" style:font-size-complex="16pt" style:language-complex="th" style:country-complex="TH" style:font-weight-complex="normal"/>
    </style:style>
    <style:style style:name="P38" style:family="paragraph" style:parent-style-name="Standard">
      <style:text-properties fo:color="#800000" style:font-name="TH Sarabun New1" fo:font-size="16pt" style:text-underline-style="none" fo:font-weight="bold" officeooo:rsid="0067f58e" officeooo:paragraph-rsid="0067f58e" style:font-size-asian="16pt" style:font-weight-asian="bold" style:font-name-complex="TH Sarabun New1" style:font-size-complex="16pt" style:language-complex="th" style:country-complex="TH" style:font-weight-complex="bold"/>
    </style:style>
    <style:style style:name="P39" style:family="paragraph" style:parent-style-name="Standard">
      <style:paragraph-properties fo:break-before="page"/>
      <style:text-properties style:font-name="TH Sarabun New1" fo:font-size="16pt" style:text-underline-style="solid" style:text-underline-width="auto" style:text-underline-color="font-color" fo:font-weight="bold" officeooo:rsid="001ec62c" officeooo:paragraph-rsid="001ec62c" style:font-size-asian="16pt" style:font-weight-asian="bold" style:font-name-complex="TH Sarabun New1" style:font-size-complex="16pt" style:font-weight-complex="bold"/>
    </style:style>
    <style:style style:name="P40" style:family="paragraph" style:parent-style-name="Standard">
      <style:paragraph-properties fo:break-before="page"/>
      <style:text-properties style:font-name="TH Sarabun New1" fo:font-size="16pt" style:text-underline-style="solid" style:text-underline-width="auto" style:text-underline-color="font-color" fo:font-weight="bold" officeooo:rsid="0019a1dd" officeooo:paragraph-rsid="0039706d" style:font-size-asian="16pt" style:font-weight-asian="bold" style:font-name-complex="TH Sarabun New1" style:font-size-complex="16pt" style:font-weight-complex="bold"/>
    </style:style>
    <style:style style:name="P41" style:family="paragraph" style:parent-style-name="Standard">
      <style:paragraph-properties fo:break-before="page"/>
      <style:text-properties style:font-name="TH Sarabun New1" fo:font-size="16pt" fo:font-weight="bold" officeooo:rsid="003116b8" officeooo:paragraph-rsid="003116b8" style:font-size-asian="16pt" style:font-weight-asian="bold" style:font-name-complex="TH Sarabun New1" style:font-size-complex="16pt" style:font-weight-complex="bold"/>
    </style:style>
    <style:style style:name="P42" style:family="paragraph" style:parent-style-name="Standard">
      <style:paragraph-properties fo:break-before="page"/>
      <style:text-properties fo:color="#0000ff" style:font-name="TH Sarabun New1" fo:font-size="16pt" style:text-underline-style="solid" style:text-underline-width="auto" style:text-underline-color="font-color" fo:font-weight="bold" officeooo:rsid="002f2e71" officeooo:paragraph-rsid="002f2e71" style:font-size-asian="16pt" style:font-weight-asian="bold" style:font-name-complex="TH Sarabun New1" style:font-size-complex="16pt" style:font-weight-complex="bold"/>
    </style:style>
    <style:style style:name="P43" style:family="paragraph" style:parent-style-name="Standard">
      <style:paragraph-properties fo:break-before="page"/>
      <style:text-properties fo:color="#800000" style:font-name="TH Sarabun New1" fo:font-size="16pt" style:text-underline-style="solid" style:text-underline-width="auto" style:text-underline-color="font-color" fo:font-weight="normal" officeooo:rsid="004fb575" officeooo:paragraph-rsid="004fb575" style:font-size-asian="16pt" style:font-weight-asian="normal" style:font-name-complex="TH Sarabun New1" style:font-size-complex="16pt" style:language-complex="th" style:country-complex="TH" style:font-weight-complex="normal"/>
    </style:style>
    <style:style style:name="P44" style:family="paragraph" style:parent-style-name="Table_20_Contents">
      <style:text-properties fo:color="#0000ff" style:font-name="TH Sarabun New1" fo:font-size="16pt" fo:font-weight="bold" style:font-size-asian="16pt" style:font-weight-asian="bold" style:font-name-complex="TH Sarabun New1" style:font-size-complex="16pt" style:font-weight-complex="bold"/>
    </style:style>
    <style:style style:name="P45" style:family="paragraph" style:parent-style-name="Table_20_Contents">
      <style:text-properties fo:color="#0000ff" style:font-name="TH Sarabun New1" fo:font-size="16pt" fo:font-weight="bold" officeooo:rsid="002c98e7" officeooo:paragraph-rsid="002c98e7" style:font-size-asian="16pt" style:font-weight-asian="bold" style:font-name-complex="TH Sarabun New1" style:font-size-complex="16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0000ff" style:font-name="TH Sarabun New1" fo:font-size="16pt" fo:font-weight="bold" officeooo:rsid="0030a7c5" officeooo:paragraph-rsid="0030a7c5" style:font-size-asian="16pt" style:font-weight-asian="bold" style:font-name-complex="TH Sarabun New1" style:font-size-complex="16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color="#0000ff" style:font-name="TH Sarabun New1" fo:font-size="16pt" fo:font-weight="bold" officeooo:rsid="0030a7c5" officeooo:paragraph-rsid="0030d250" style:font-size-asian="16pt" style:font-weight-asian="bold" style:font-name-complex="TH Sarabun New1" style:font-size-complex="16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color="#0000ff" style:font-name="TH Sarabun New1" fo:font-size="16pt" fo:font-weight="bold" officeooo:rsid="0030a7c5" officeooo:paragraph-rsid="00347791" style:font-size-asian="16pt" style:font-weight-asian="bold" style:font-name-complex="TH Sarabun New1" style:font-size-complex="16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color="#0000ff" style:font-name="TH Sarabun New1" fo:font-size="16pt" fo:font-weight="bold" officeooo:rsid="002f2e71" officeooo:paragraph-rsid="002f2e71" style:font-size-asian="16pt" style:font-weight-asian="bold" style:font-name-complex="TH Sarabun New1" style:font-size-complex="16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color="#0000ff" style:font-name="TH Sarabun New1" fo:font-size="16pt" fo:font-weight="bold" officeooo:rsid="002f2e71" officeooo:paragraph-rsid="0030d250" style:font-size-asian="16pt" style:font-weight-asian="bold" style:font-name-complex="TH Sarabun New1" style:font-size-complex="16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color="#0000ff" style:font-name="TH Sarabun New1" fo:font-size="16pt" fo:font-weight="bold" officeooo:rsid="002f2e71" officeooo:paragraph-rsid="00347791" style:font-size-asian="16pt" style:font-weight-asian="bold" style:font-name-complex="TH Sarabun New1" style:font-size-complex="16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color="#0000ff" style:font-name="TH Sarabun New1" fo:font-size="16pt" fo:font-weight="bold" officeooo:rsid="0030d250" officeooo:paragraph-rsid="0030d250" style:font-size-asian="16pt" style:font-weight-asian="bold" style:font-name-complex="TH Sarabun New1" style:font-size-complex="16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color="#0000ff" style:font-name="TH Sarabun New1" fo:font-size="16pt" fo:font-weight="bold" officeooo:rsid="0030d250" officeooo:paragraph-rsid="00347791" style:font-size-asian="16pt" style:font-weight-asian="bold" style:font-name-complex="TH Sarabun New1" style:font-size-complex="16pt" style:font-weight-complex="bold"/>
    </style:style>
    <style:style style:name="P54" style:family="paragraph" style:parent-style-name="Table_20_Contents">
      <style:text-properties fo:color="#0000ff" style:font-name="TH Sarabun New1" fo:font-size="16pt" fo:font-weight="bold" officeooo:rsid="002848f0" officeooo:paragraph-rsid="002848f0" style:font-size-asian="16pt" style:font-weight-asian="bold" style:font-name-complex="TH Sarabun New1" style:font-size-complex="16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color="#0000ff" style:font-name="TH Sarabun New1" fo:font-size="16pt" fo:font-weight="bold" officeooo:rsid="002a0633" officeooo:paragraph-rsid="002a0633" style:font-size-asian="16pt" style:font-weight-asian="bold" style:font-name-complex="TH Sarabun New1" style:font-size-complex="16pt" style:font-weight-complex="bold"/>
    </style:style>
    <style:style style:name="P56" style:family="paragraph" style:parent-style-name="Table_20_Contents">
      <style:text-properties fo:color="#0000ff" style:font-name="TH Sarabun New1" fo:font-size="16pt" fo:font-weight="bold" officeooo:rsid="002a0633" officeooo:paragraph-rsid="002a0633" style:font-size-asian="16pt" style:font-weight-asian="bold" style:font-name-complex="TH Sarabun New1" style:font-size-complex="16pt" style:font-weight-complex="bold"/>
    </style:style>
    <style:style style:name="P57" style:family="paragraph" style:parent-style-name="Table_20_Contents">
      <style:text-properties fo:color="#0000ff" style:font-name="TH Sarabun New1" fo:font-size="16pt" style:font-size-asian="16pt" style:font-name-complex="TH Sarabun New1" style:font-size-complex="16pt"/>
    </style:style>
    <style:style style:name="P58" style:family="paragraph" style:parent-style-name="Table_20_Contents">
      <style:text-properties fo:color="#0000ff" style:font-name="TH Sarabun New1" fo:font-size="16pt" officeooo:paragraph-rsid="0030d250" style:font-size-asian="16pt" style:font-name-complex="TH Sarabun New1" style:font-size-complex="16pt"/>
    </style:style>
    <style:style style:name="P59" style:family="paragraph" style:parent-style-name="Table_20_Contents">
      <style:text-properties fo:color="#0000ff" style:font-name="TH Sarabun New1" fo:font-size="16pt" officeooo:paragraph-rsid="0030a7c5" style:font-size-asian="16pt" style:font-name-complex="TH Sarabun New1" style:font-size-complex="16pt"/>
    </style:style>
    <style:style style:name="P60" style:family="paragraph" style:parent-style-name="Table_20_Contents">
      <style:text-properties fo:color="#0000ff" style:font-name="TH Sarabun New1" fo:font-size="16pt" officeooo:paragraph-rsid="00347791" style:font-size-asian="16pt" style:font-name-complex="TH Sarabun New1" style:font-size-complex="16pt"/>
    </style:style>
    <style:style style:name="P61" style:family="paragraph" style:parent-style-name="Table_20_Contents">
      <style:text-properties style:font-name="TH Sarabun New1" fo:font-size="16pt" officeooo:rsid="001cde60" officeooo:paragraph-rsid="001cde60" style:font-size-asian="16pt" style:font-name-complex="TH Sarabun New1" style:font-size-complex="16pt"/>
    </style:style>
    <style:style style:name="P62" style:family="paragraph" style:parent-style-name="Table_20_Contents">
      <style:text-properties fo:color="#ff0000" style:font-name="TH Sarabun New1" fo:font-size="16pt" fo:font-weight="bold" officeooo:rsid="001cde60" officeooo:paragraph-rsid="001cde60" fo:background-color="transparent" style:font-size-asian="16pt" style:font-weight-asian="bold" style:font-name-complex="TH Sarabun New1" style:font-size-complex="16pt" style:font-weight-complex="bold"/>
    </style:style>
    <style:style style:name="P63" style:family="paragraph" style:parent-style-name="Table_20_Contents">
      <style:text-properties fo:color="#ff0000" style:font-name="TH Sarabun New1" fo:font-size="16pt" fo:font-weight="bold" officeooo:rsid="001cde60" officeooo:paragraph-rsid="001cde60" style:font-size-asian="16pt" style:font-weight-asian="bold" style:font-name-complex="TH Sarabun New1" style:font-size-complex="16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variant="normal" fo:text-transform="none" fo:color="#0000ff" style:font-name="TH Sarabun New1" fo:font-size="16pt" fo:letter-spacing="normal" style:font-size-asian="16pt" style:font-name-complex="TH Sarabun New1" style:font-size-complex="16pt"/>
    </style:style>
    <style:style style:name="P65" style:family="paragraph" style:parent-style-name="Table_20_Contents">
      <style:paragraph-properties fo:text-align="center" style:justify-single-word="false"/>
      <style:text-properties fo:font-variant="normal" fo:text-transform="none" fo:color="#0000ff" style:font-name="TH Sarabun New1" fo:font-size="16pt" fo:letter-spacing="normal" officeooo:paragraph-rsid="0030a7c5" style:font-size-asian="16pt" style:font-name-complex="TH Sarabun New1" style:font-size-complex="16pt"/>
    </style:style>
    <style:style style:name="P66" style:family="paragraph" style:parent-style-name="Table_20_Contents">
      <style:paragraph-properties fo:text-align="center" style:justify-single-word="false"/>
      <style:text-properties fo:font-variant="normal" fo:text-transform="none" fo:color="#0000ff" style:font-name="TH Sarabun New1" fo:font-size="16pt" fo:letter-spacing="normal" officeooo:paragraph-rsid="00347791" style:font-size-asian="16pt" style:font-name-complex="TH Sarabun New1" style:font-size-complex="16pt"/>
    </style:style>
    <style:style style:name="P67" style:family="paragraph" style:parent-style-name="Table_20_Contents">
      <style:text-properties fo:color="#3f3fbe" style:font-name="TH Sarabun New1" fo:font-size="16pt" fo:font-weight="bold" officeooo:rsid="003bebd0" officeooo:paragraph-rsid="003bebd0" style:font-size-asian="16pt" style:font-weight-asian="bold" style:font-name-complex="TH Sarabun New1" style:font-size-complex="16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color="#3f3fbe" style:font-name="TH Sarabun New1" fo:font-size="16pt" fo:font-weight="bold" officeooo:rsid="003bebd0" officeooo:paragraph-rsid="003bebd0" style:font-size-asian="16pt" style:font-weight-asian="bold" style:font-name-complex="TH Sarabun New1" style:font-size-complex="16pt" style:font-weight-complex="bold"/>
    </style:style>
    <style:style style:name="P69" style:family="paragraph" style:parent-style-name="Table_20_Contents">
      <style:text-properties fo:color="#3f3fbe" style:font-name="TH Sarabun New1" fo:font-size="16pt" fo:font-weight="bold" officeooo:rsid="001cde60" officeooo:paragraph-rsid="001cde60" style:font-size-asian="16pt" style:font-weight-asian="bold" style:font-name-complex="TH Sarabun New1" style:font-size-complex="16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color="#800000" style:font-name="TH Sarabun New1" fo:font-size="16pt" fo:font-weight="bold" officeooo:rsid="003872d3" officeooo:paragraph-rsid="00517683" style:font-size-asian="16pt" style:font-weight-asian="bold" style:font-name-complex="TH Sarabun New1" style:font-size-complex="16pt" style:font-weight-complex="bold"/>
    </style:style>
    <style:style style:name="P71" style:family="paragraph" style:parent-style-name="Table_20_Contents">
      <style:text-properties fo:color="#800000" style:font-name="TH Sarabun New1" fo:font-size="16pt" fo:font-weight="bold" officeooo:rsid="003872d3" officeooo:paragraph-rsid="00517683" style:font-size-asian="16pt" style:font-weight-asian="bold" style:font-name-complex="TH Sarabun New1" style:font-size-complex="16pt" style:font-weight-complex="bold"/>
    </style:style>
    <style:style style:name="P72" style:family="paragraph" style:parent-style-name="Table_20_Contents">
      <style:text-properties fo:color="#800000" style:font-name="TH Sarabun New1" fo:font-size="16pt" fo:font-weight="bold" officeooo:rsid="003872d3" officeooo:paragraph-rsid="00612536" style:font-size-asian="16pt" style:font-weight-asian="bold" style:font-name-complex="TH Sarabun New1" style:font-size-complex="16pt" style:font-weight-complex="bold"/>
    </style:style>
    <style:style style:name="P73" style:family="paragraph" style:parent-style-name="Table_20_Contents">
      <style:text-properties fo:color="#800000" style:font-name="TH Sarabun New1" fo:font-size="16pt" fo:font-weight="bold" officeooo:rsid="0039706d" officeooo:paragraph-rsid="00517683" style:font-size-asian="16pt" style:font-weight-asian="bold" style:font-name-complex="TH Sarabun New1" style:font-size-complex="16pt" style:font-weight-complex="bold"/>
    </style:style>
    <style:style style:name="P74" style:family="paragraph" style:parent-style-name="Table_20_Contents">
      <style:text-properties fo:color="#800000" style:font-name="TH Sarabun New1" fo:font-size="16pt" fo:font-weight="bold" officeooo:paragraph-rsid="00517683" style:font-size-asian="16pt" style:font-weight-asian="bold" style:font-name-complex="TH Sarabun New1" style:font-size-complex="16pt" style:font-weight-complex="bold"/>
    </style:style>
    <style:style style:name="P75" style:family="paragraph" style:parent-style-name="Table_20_Contents">
      <style:text-properties fo:color="#800000" style:font-name="TH Sarabun New1" fo:font-size="16pt" fo:font-weight="bold" officeooo:rsid="00612536" officeooo:paragraph-rsid="00612536" style:font-size-asian="16pt" style:font-weight-asian="bold" style:font-name-complex="TH Sarabun New1" style:font-size-complex="16pt" style:font-weight-complex="bold"/>
    </style:style>
    <style:style style:name="P76" style:family="paragraph" style:parent-style-name="Standard">
      <style:text-properties fo:color="#800000" style:font-name="TH Sarabun New1" fo:font-size="16pt" style:text-underline-style="solid" style:text-underline-width="auto" style:text-underline-color="font-color" fo:font-weight="bold" officeooo:rsid="000b5b75" officeooo:paragraph-rsid="004e058c" style:font-size-asian="16pt" style:font-weight-asian="bold" style:font-name-complex="TH Sarabun New1" style:font-size-complex="16pt" style:language-complex="th" style:country-complex="TH" style:font-weight-complex="bold"/>
    </style:style>
    <style:style style:name="P77" style:family="paragraph" style:parent-style-name="Standard" style:list-style-name="L1">
      <style:text-properties fo:color="#800000" style:font-name="TH Sarabun New1" fo:font-size="16pt" style:text-underline-style="none" fo:font-weight="normal" officeooo:rsid="00587e67" officeooo:paragraph-rsid="00587e67" style:font-size-asian="16pt" style:font-weight-asian="normal" style:font-name-complex="TH Sarabun New1" style:font-size-complex="16pt" style:language-complex="th" style:country-complex="TH" style:font-weight-complex="normal"/>
    </style:style>
    <style:style style:name="P78" style:family="paragraph" style:parent-style-name="Standard" style:list-style-name="L1">
      <style:text-properties fo:color="#800000" style:font-name="TH Sarabun New1" fo:font-size="16pt" style:text-underline-style="none" fo:font-weight="normal" officeooo:rsid="00587e67" officeooo:paragraph-rsid="0068b8f4" style:font-size-asian="16pt" style:font-weight-asian="normal" style:font-name-complex="TH Sarabun New1" style:font-size-complex="16pt" style:language-complex="th" style:country-complex="TH" style:font-weight-complex="normal"/>
    </style:style>
    <style:style style:name="P79" style:family="paragraph" style:parent-style-name="Standard" style:list-style-name="L1">
      <style:text-properties fo:color="#800000" style:font-name="TH Sarabun New1" fo:font-size="16pt" style:text-underline-style="none" fo:font-weight="normal" officeooo:rsid="005a975b" officeooo:paragraph-rsid="005a975b" style:font-size-asian="16pt" style:font-weight-asian="normal" style:font-name-complex="TH Sarabun New1" style:font-size-complex="16pt" style:language-complex="th" style:country-complex="TH" style:font-weight-complex="normal"/>
    </style:style>
    <style:style style:name="P80" style:family="paragraph" style:parent-style-name="Standard" style:list-style-name="L1">
      <style:text-properties fo:color="#800000" style:font-name="TH Sarabun New1" fo:font-size="16pt" style:text-underline-style="none" fo:font-weight="normal" officeooo:rsid="005a975b" officeooo:paragraph-rsid="00627915" style:font-size-asian="16pt" style:font-weight-asian="normal" style:font-name-complex="TH Sarabun New1" style:font-size-complex="16pt" style:language-complex="th" style:country-complex="TH" style:font-weight-complex="normal"/>
    </style:style>
    <style:style style:name="P81" style:family="paragraph" style:parent-style-name="Standard" style:list-style-name="L1">
      <style:text-properties fo:color="#800000" style:font-name="TH Sarabun New1" fo:font-size="16pt" style:text-underline-style="none" fo:font-weight="normal" officeooo:rsid="00516153" officeooo:paragraph-rsid="00516153" style:font-size-asian="16pt" style:font-weight-asian="normal" style:font-name-complex="TH Sarabun New1" style:font-size-complex="16pt" style:language-complex="th" style:country-complex="TH" style:font-weight-complex="normal"/>
    </style:style>
    <style:style style:name="P82" style:family="paragraph" style:parent-style-name="Standard" style:list-style-name="L1">
      <style:text-properties fo:color="#800000" style:font-name="TH Sarabun New1" fo:font-size="16pt" style:text-underline-style="none" fo:font-weight="normal" officeooo:rsid="00516153" officeooo:paragraph-rsid="00650f3d" style:font-size-asian="16pt" style:font-weight-asian="normal" style:font-name-complex="TH Sarabun New1" style:font-size-complex="16pt" style:language-complex="th" style:country-complex="TH" style:font-weight-complex="normal"/>
    </style:style>
    <style:style style:name="P83" style:family="paragraph" style:parent-style-name="Standard" style:list-style-name="L1">
      <style:text-properties fo:color="#800000" style:font-name="TH Sarabun New1" fo:font-size="16pt" style:text-underline-style="none" fo:font-weight="normal" officeooo:rsid="005bd166" officeooo:paragraph-rsid="00627915" style:font-size-asian="16pt" style:font-weight-asian="normal" style:font-name-complex="TH Sarabun New1" style:font-size-complex="16pt" style:language-complex="th" style:country-complex="TH" style:font-weight-complex="normal"/>
    </style:style>
    <style:style style:name="P84" style:family="paragraph" style:parent-style-name="Standard" style:list-style-name="L1">
      <style:text-properties fo:color="#800000" style:font-name="TH Sarabun New1" fo:font-size="16pt" style:text-underline-style="none" fo:font-weight="normal" officeooo:rsid="005e9338" officeooo:paragraph-rsid="005e9338" style:font-size-asian="16pt" style:font-weight-asian="normal" style:font-name-complex="TH Sarabun New1" style:font-size-complex="16pt" style:language-complex="th" style:country-complex="TH" style:font-weight-complex="normal"/>
    </style:style>
    <style:style style:name="P85" style:family="paragraph" style:parent-style-name="Standard" style:list-style-name="L1">
      <style:text-properties fo:color="#800000" style:font-name="TH Sarabun New1" fo:font-size="16pt" style:text-underline-style="none" fo:font-weight="normal" officeooo:rsid="005e9338" officeooo:paragraph-rsid="00627915" style:font-size-asian="16pt" style:font-weight-asian="normal" style:font-name-complex="TH Sarabun New1" style:font-size-complex="16pt" style:language-complex="th" style:country-complex="TH" style:font-weight-complex="normal"/>
    </style:style>
    <style:style style:name="P86" style:family="paragraph" style:parent-style-name="Standard" style:list-style-name="L2">
      <style:text-properties fo:color="#800000" style:font-name="TH Sarabun New1" fo:font-size="16pt" fo:font-weight="bold" officeooo:rsid="00466029" officeooo:paragraph-rsid="004e058c" style:font-size-asian="16pt" style:font-weight-asian="bold" style:font-name-complex="TH Sarabun New1" style:font-size-complex="16pt" style:language-complex="th" style:country-complex="TH" style:font-weight-complex="bold"/>
    </style:style>
    <style:style style:name="P87" style:family="paragraph" style:parent-style-name="Standard" style:list-style-name="L2">
      <style:text-properties fo:color="#800000" style:font-name="TH Sarabun New1" fo:font-size="16pt" fo:font-weight="bold" officeooo:rsid="003872d3" officeooo:paragraph-rsid="003872d3" style:font-size-asian="16pt" style:font-weight-asian="bold" style:font-name-complex="TH Sarabun New1" style:font-size-complex="16pt" style:font-weight-complex="bold"/>
    </style:style>
    <style:style style:name="P88" style:family="paragraph" style:parent-style-name="Standard" style:list-style-name="L2">
      <style:text-properties style:font-name="TH Sarabun New1" fo:font-size="16pt" officeooo:rsid="003551ad" officeooo:paragraph-rsid="003551ad" style:font-size-asian="16pt" style:font-name-complex="TH Sarabun New1" style:font-size-complex="16pt" style:language-complex="th" style:country-complex="TH"/>
    </style:style>
    <style:style style:name="P89" style:family="paragraph" style:parent-style-name="Standard" style:list-style-name="L2">
      <style:text-properties style:font-name="TH Sarabun New1" fo:font-size="16pt" officeooo:rsid="0023e2dc" officeooo:paragraph-rsid="0023e2dc" style:font-size-asian="16pt" style:font-name-complex="TH Sarabun New1" style:font-size-complex="16pt" style:language-complex="th" style:country-complex="TH"/>
    </style:style>
    <style:style style:name="P90" style:family="paragraph" style:parent-style-name="Standard" style:list-style-name="L2">
      <style:text-properties style:font-name="TH Sarabun New1" fo:font-size="16pt" officeooo:rsid="001cde60" officeooo:paragraph-rsid="001ec62c" style:font-size-asian="16pt" style:font-name-complex="TH Sarabun New1" style:font-size-complex="16pt"/>
    </style:style>
    <style:style style:name="P91" style:family="paragraph" style:parent-style-name="Standard" style:list-style-name="L2">
      <style:text-properties style:font-name="TH Sarabun New1" fo:font-size="16pt" officeooo:rsid="001ec62c" officeooo:paragraph-rsid="001cde60" style:font-size-asian="16pt" style:font-name-complex="TH Sarabun New1" style:font-size-complex="16pt"/>
    </style:style>
    <style:style style:name="P92" style:family="paragraph" style:parent-style-name="Standard" style:list-style-name="L2">
      <style:text-properties style:font-name="TH Sarabun New1" fo:font-size="16pt" officeooo:rsid="001ec62c" officeooo:paragraph-rsid="001ec62c" style:font-size-asian="16pt" style:font-name-complex="TH Sarabun New1" style:font-size-complex="16pt"/>
    </style:style>
    <style:style style:name="P93" style:family="paragraph" style:parent-style-name="Standard" style:list-style-name="L3">
      <style:text-properties style:font-name="TH Sarabun New1" fo:font-size="16pt" officeooo:rsid="00235457" officeooo:paragraph-rsid="00235457" style:font-size-asian="16pt" style:font-name-complex="TH Sarabun New1" style:font-size-complex="16pt"/>
    </style:style>
    <style:style style:name="P94" style:family="paragraph" style:parent-style-name="Standard" style:list-style-name="L3">
      <style:text-properties style:font-name="TH Sarabun New1" fo:font-size="16pt" officeooo:rsid="0019a1dd" officeooo:paragraph-rsid="001cde60" style:font-size-asian="16pt" style:font-name-complex="TH Sarabun New1" style:font-size-complex="16pt"/>
    </style:style>
    <style:style style:name="P95" style:family="paragraph" style:parent-style-name="Standard" style:list-style-name="L3">
      <style:text-properties style:font-name="TH Sarabun New1" fo:font-size="16pt" officeooo:rsid="0019a1dd" officeooo:paragraph-rsid="001ec62c" style:font-size-asian="16pt" style:font-name-complex="TH Sarabun New1" style:font-size-complex="16pt"/>
    </style:style>
    <style:style style:name="P96" style:family="paragraph" style:parent-style-name="Standard" style:list-style-name="L3">
      <style:text-properties style:font-name="TH Sarabun New1" fo:font-size="16pt" officeooo:rsid="0019a1dd" officeooo:paragraph-rsid="003d2e1d" style:font-size-asian="16pt" style:font-name-complex="TH Sarabun New1" style:font-size-complex="16pt"/>
    </style:style>
    <style:style style:name="P97" style:family="paragraph" style:parent-style-name="Standard" style:list-style-name="L3">
      <style:text-properties style:font-name="TH Sarabun New1" fo:font-size="16pt" officeooo:rsid="001b41c4" officeooo:paragraph-rsid="001ec62c" style:font-size-asian="16pt" style:font-name-complex="TH Sarabun New1" style:font-size-complex="16pt"/>
    </style:style>
    <style:style style:name="P98" style:family="paragraph" style:parent-style-name="Standard" style:list-style-name="L3">
      <style:text-properties style:font-name="TH Sarabun New1" fo:font-size="16pt" officeooo:rsid="001b41c4" officeooo:paragraph-rsid="001cde60" style:font-size-asian="16pt" style:font-name-complex="TH Sarabun New1" style:font-size-complex="16pt"/>
    </style:style>
    <style:style style:name="P99" style:family="paragraph" style:parent-style-name="Standard" style:list-style-name="L3">
      <style:text-properties style:font-name="TH Sarabun New1" fo:font-size="16pt" officeooo:rsid="003bece7" officeooo:paragraph-rsid="003bece7" style:font-size-asian="16pt" style:font-name-complex="TH Sarabun New1" style:font-size-complex="16pt"/>
    </style:style>
    <style:style style:name="P100" style:family="paragraph" style:parent-style-name="Standard" style:list-style-name="L4">
      <style:text-properties style:font-name="TH Sarabun New1" fo:font-size="16pt" officeooo:rsid="001f1961" officeooo:paragraph-rsid="001f1961" style:font-size-asian="16pt" style:font-name-complex="TH Sarabun New1" style:font-size-complex="16pt"/>
    </style:style>
    <style:style style:name="P101" style:family="paragraph" style:parent-style-name="Standard" style:list-style-name="L5">
      <style:text-properties style:font-name="TH Sarabun New1" fo:font-size="16pt" officeooo:rsid="001f1961" officeooo:paragraph-rsid="001f1961" style:font-size-asian="16pt" style:font-name-complex="TH Sarabun New1" style:font-size-complex="16pt"/>
    </style:style>
    <style:style style:name="P102" style:family="paragraph" style:parent-style-name="Standard" style:list-style-name="L4">
      <style:text-properties style:font-name="TH Sarabun New1" fo:font-size="16pt" officeooo:rsid="00201c33" officeooo:paragraph-rsid="00201c33" style:font-size-asian="16pt" style:font-name-complex="TH Sarabun New1" style:font-size-complex="16pt"/>
    </style:style>
    <style:style style:name="P103" style:family="paragraph" style:parent-style-name="Standard" style:list-style-name="L6">
      <style:text-properties style:font-name="TH Sarabun New1" fo:font-size="16pt" officeooo:rsid="00201c33" officeooo:paragraph-rsid="00201c33" style:font-size-asian="16pt" style:font-name-complex="TH Sarabun New1" style:font-size-complex="16pt"/>
    </style:style>
    <style:style style:name="P104" style:family="paragraph" style:parent-style-name="Standard" style:list-style-name="L4">
      <style:text-properties style:font-name="TH Sarabun New1" fo:font-size="16pt" officeooo:rsid="00216216" officeooo:paragraph-rsid="00216216" style:font-size-asian="16pt" style:font-name-complex="TH Sarabun New1" style:font-size-complex="16pt"/>
    </style:style>
    <style:style style:name="P105" style:family="paragraph" style:parent-style-name="Standard" style:list-style-name="L8">
      <style:text-properties style:font-name="TH Sarabun New1" fo:font-size="16pt" officeooo:rsid="003116b8" officeooo:paragraph-rsid="003116b8" style:font-size-asian="16pt" style:font-name-complex="TH Sarabun New1" style:font-size-complex="16pt"/>
    </style:style>
    <style:style style:name="P106" style:family="paragraph" style:parent-style-name="Standard" style:list-style-name="L9">
      <style:text-properties style:font-name="TH Sarabun New1" fo:font-size="16pt" officeooo:rsid="003116b8" officeooo:paragraph-rsid="003116b8" style:font-size-asian="16pt" style:font-name-complex="TH Sarabun New1" style:font-size-complex="16pt"/>
    </style:style>
    <style:style style:name="P107" style:family="paragraph" style:parent-style-name="Standard" style:list-style-name="L7">
      <style:text-properties style:font-name="TH Sarabun New1" fo:font-size="16pt" officeooo:rsid="0032787f" officeooo:paragraph-rsid="0032787f" style:font-size-asian="16pt" style:font-name-complex="TH Sarabun New1" style:font-size-complex="16pt"/>
    </style:style>
    <style:style style:name="P108" style:family="paragraph" style:parent-style-name="Standard" style:list-style-name="L2">
      <style:text-properties fo:color="#3f3fbe" style:font-name="TH Sarabun New1" fo:font-size="16pt" fo:font-weight="bold" officeooo:rsid="0042d650" officeooo:paragraph-rsid="0042d650" style:font-size-asian="16pt" style:font-weight-asian="bold" style:font-name-complex="TH Sarabun New1" style:font-size-complex="16pt" style:language-complex="th" style:country-complex="TH" style:font-weight-complex="bold"/>
    </style:style>
    <style:style style:name="P109" style:family="paragraph" style:parent-style-name="Standard" style:list-style-name="L3">
      <style:text-properties fo:color="#3f3fbe" style:font-name="TH Sarabun New1" fo:font-size="16pt" fo:font-weight="bold" officeooo:rsid="0042d650" officeooo:paragraph-rsid="0043a328" style:font-size-asian="16pt" style:font-weight-asian="bold" style:font-name-complex="TH Sarabun New1" style:font-size-complex="16pt" style:language-complex="th" style:country-complex="TH" style:font-weight-complex="bold"/>
    </style:style>
    <style:style style:name="P110" style:family="paragraph" style:parent-style-name="Standard" style:list-style-name="L2">
      <style:text-properties fo:color="#3f3fbe" style:font-name="TH Sarabun New1" fo:font-size="16pt" fo:font-weight="bold" officeooo:rsid="003bebd0" officeooo:paragraph-rsid="003bebd0" style:font-size-asian="16pt" style:font-weight-asian="bold" style:font-name-complex="TH Sarabun New1" style:font-size-complex="16pt" style:font-weight-complex="bold"/>
    </style:style>
    <style:style style:name="P111" style:family="paragraph" style:parent-style-name="Standard" style:list-style-name="L3">
      <style:text-properties fo:color="#3f3fbe" style:font-name="TH Sarabun New1" fo:font-size="16pt" fo:font-weight="bold" officeooo:rsid="003bece7" officeooo:paragraph-rsid="003bece7" style:font-size-asian="16pt" style:font-weight-asian="bold" style:font-name-complex="TH Sarabun New1" style:font-size-complex="16pt" style:font-weight-complex="bold"/>
    </style:style>
    <style:style style:name="P112" style:family="paragraph" style:parent-style-name="Standard" style:list-style-name="L3">
      <style:text-properties fo:color="#3f3fbe" style:font-name="TH Sarabun New1" fo:font-size="16pt" fo:font-weight="bold" officeooo:rsid="003d2e1d" officeooo:paragraph-rsid="003d2e1d" style:font-size-asian="16pt" style:font-weight-asian="bold" style:font-name-complex="TH Sarabun New1" style:font-size-complex="16pt" style:font-weight-complex="bold"/>
    </style:style>
    <style:style style:name="P113" style:family="paragraph" style:parent-style-name="Standard" style:list-style-name="L3">
      <style:text-properties fo:color="#3f3fbe" style:font-name="TH Sarabun New1" fo:font-size="16pt" fo:font-weight="bold" officeooo:rsid="003f6cb6" officeooo:paragraph-rsid="003f6cb6" style:font-size-asian="16pt" style:font-weight-asian="bold" style:font-name-complex="TH Sarabun New1" style:font-size-complex="16pt" style:font-weight-complex="bold"/>
    </style:style>
    <style:style style:name="P114" style:family="paragraph" style:parent-style-name="Standard" style:list-style-name="L2">
      <style:text-properties style:use-window-font-color="true" style:font-name="TH Sarabun New1" fo:font-size="16pt" officeooo:rsid="0053d9c0" officeooo:paragraph-rsid="0053d9c0" style:font-size-asian="16pt" style:font-name-complex="TH Sarabun New1" style:font-size-complex="16pt"/>
    </style:style>
    <style:style style:name="P115" style:family="paragraph" style:parent-style-name="Standard" style:list-style-name="L3">
      <style:text-properties officeooo:paragraph-rsid="002848f0"/>
    </style:style>
    <style:style style:name="P116" style:family="paragraph" style:parent-style-name="Standard" style:list-style-name="L3">
      <style:text-properties fo:color="#0000ff" style:font-name="TH Sarabun New1" fo:font-size="16pt" fo:font-weight="bold" officeooo:rsid="002c98e7" officeooo:paragraph-rsid="002c98e7" style:font-size-asian="16pt" style:font-weight-asian="bold" style:font-name-complex="TH Sarabun New1" style:font-size-complex="16pt" style:font-weight-complex="bold"/>
    </style:style>
    <style:style style:name="P117" style:family="paragraph" style:parent-style-name="Standard" style:list-style-name="L6">
      <style:text-properties fo:color="#0000ff" style:font-name="TH Sarabun New1" fo:font-size="16pt" fo:font-weight="bold" officeooo:rsid="00285578" officeooo:paragraph-rsid="00285578" style:font-size-asian="16pt" style:font-weight-asian="bold" style:font-name-complex="TH Sarabun New1" style:font-size-complex="16pt" style:font-weight-complex="bold"/>
    </style:style>
    <style:style style:name="P118" style:family="paragraph" style:parent-style-name="Standard" style:list-style-name="L3">
      <style:text-properties fo:color="#3333ff" style:font-name="TH Sarabun New1" fo:font-size="16pt" fo:font-weight="bold" officeooo:rsid="003d2e1d" officeooo:paragraph-rsid="003d2e1d" style:font-size-asian="16pt" style:font-weight-asian="bold" style:font-name-complex="TH Sarabun New1" style:font-size-complex="16pt" style:font-weight-complex="bold"/>
    </style:style>
    <style:style style:name="P119" style:family="paragraph" style:parent-style-name="Standard" style:list-style-name="L3">
      <style:text-properties fo:color="#3333ff" style:font-name="TH Sarabun New1" fo:font-size="16pt" fo:font-weight="bold" officeooo:rsid="003dcb90" officeooo:paragraph-rsid="003dcb90" style:font-size-asian="16pt" style:font-weight-asian="bold" style:font-name-complex="TH Sarabun New1" style:font-size-complex="16pt" style:font-weight-complex="bold"/>
    </style:style>
    <style:style style:name="P120" style:family="paragraph" style:parent-style-name="Standard" style:list-style-name="L3">
      <style:text-properties fo:color="#3333ff" style:font-name="TH Sarabun New1" fo:font-size="16pt" fo:font-weight="bold" officeooo:rsid="004ca44b" officeooo:paragraph-rsid="004ca44b" style:font-size-asian="16pt" style:font-weight-asian="bold" style:font-name-complex="TH Sarabun New1" style:font-size-complex="16pt" style:language-complex="th" style:country-complex="TH" style:font-weight-complex="bold"/>
    </style:style>
    <style:style style:name="P121" style:family="paragraph" style:parent-style-name="Standard" style:list-style-name="L3">
      <style:text-properties fo:color="#3333ff" style:font-name="TH Sarabun New1" fo:font-size="16pt" fo:font-weight="bold" officeooo:rsid="004abd24" officeooo:paragraph-rsid="004abd24" style:font-size-asian="16pt" style:font-weight-asian="bold" style:font-name-complex="TH Sarabun New1" style:font-size-complex="16pt" style:language-complex="th" style:country-complex="TH" style:font-weight-complex="bold"/>
    </style:style>
    <style:style style:name="P122" style:family="paragraph" style:parent-style-name="Standard" style:list-style-name="L7">
      <style:text-properties officeooo:paragraph-rsid="003116b8"/>
    </style:style>
    <style:style style:name="P123" style:family="paragraph">
      <style:paragraph-properties fo:text-align="center"/>
    </style:style>
    <style:style style:name="P124" style:family="paragraph">
      <loext:graphic-properties draw:fill-color="#ffffff"/>
      <style:text-properties fo:color="#0000ff" fo:font-weight="bold" style:font-weight-asian="bold" style:font-weight-complex="bold"/>
    </style:style>
    <style:style style:name="P125" style:family="paragraph">
      <loext:graphic-properties draw:fill-color="#ffffff"/>
      <style:paragraph-properties fo:text-align="center"/>
      <style:text-properties fo:color="#0000ff" fo:font-weight="bold" style:font-weight-asian="bold" style:font-weight-complex="bold"/>
    </style:style>
    <style:style style:name="P126" style:family="paragraph">
      <loext:graphic-properties draw:fill-color="#ffffff"/>
      <style:paragraph-properties fo:text-align="center"/>
      <style:text-properties fo:font-size="16pt" fo:font-weight="bold" style:font-size-asian="16pt" style:font-weight-asian="bold" style:font-name-complex="TH Sarabun New1" style:font-size-complex="16pt" style:font-weight-complex="bold"/>
    </style:style>
    <style:style style:name="P127" style:family="paragraph">
      <loext:graphic-properties draw:fill-color="#ffffff"/>
      <style:paragraph-properties fo:text-align="center"/>
      <style:text-properties style:font-name="TH Sarabun New1" fo:font-size="14pt" style:font-size-asian="14pt" style:font-name-complex="TH Sarabun New1" style:font-size-complex="14pt"/>
    </style:style>
    <style:style style:name="P128" style:family="paragraph">
      <loext:graphic-properties draw:fill-color="#ffffff"/>
      <style:paragraph-properties fo:text-align="center"/>
    </style:style>
    <style:style style:name="P129" style:family="paragraph">
      <loext:graphic-properties draw:fill-color="#ffffff"/>
      <style:paragraph-properties fo:text-align="center"/>
      <style:text-properties fo:color="#0000ff" fo:font-size="16pt" fo:font-weight="bold" style:font-weight-asian="bold" style:font-weight-complex="bold"/>
    </style:style>
    <style:style style:name="T1" style:family="text">
      <style:text-properties officeooo:rsid="001cde60"/>
    </style:style>
    <style:style style:name="T2" style:family="text">
      <style:text-properties officeooo:rsid="001f1961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officeooo:rsid="0042d650"/>
    </style:style>
    <style:style style:name="T6" style:family="text">
      <style:text-properties style:text-underline-style="solid" style:text-underline-width="auto" style:text-underline-color="font-color" officeooo:rsid="004b2701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4b2701" style:font-weight-asian="bold" style:font-weight-complex="bold"/>
    </style:style>
    <style:style style:name="T9" style:family="text">
      <style:text-properties style:text-underline-style="solid" style:text-underline-width="auto" style:text-underline-color="font-color" officeooo:rsid="000b5b75"/>
    </style:style>
    <style:style style:name="T10" style:family="text">
      <style:text-properties officeooo:rsid="00235457"/>
    </style:style>
    <style:style style:name="T11" style:family="text">
      <style:text-properties officeooo:rsid="001b41c4"/>
    </style:style>
    <style:style style:name="T12" style:family="text">
      <style:text-properties officeooo:rsid="0030d250"/>
    </style:style>
    <style:style style:name="T13" style:family="text">
      <style:text-properties style:font-name="TH Sarabun New1" officeooo:rsid="00285578" style:font-name-complex="TH Sarabun New1"/>
    </style:style>
    <style:style style:name="T14" style:family="text">
      <style:text-properties style:font-name="TH Sarabun New1" fo:font-size="16pt" officeooo:rsid="001b41c4" style:font-size-asian="16pt" style:font-name-complex="TH Sarabun New1" style:font-size-complex="16pt"/>
    </style:style>
    <style:style style:name="T15" style:family="text">
      <style:text-properties style:font-name="TH Sarabun New1" fo:font-size="16pt" officeooo:rsid="002848f0" style:font-size-asian="16pt" style:font-name-complex="TH Sarabun New1" style:font-size-complex="16pt"/>
    </style:style>
    <style:style style:name="T16" style:family="text">
      <style:text-properties style:font-name="TH Sarabun New1" fo:font-size="16pt" officeooo:rsid="003116b8" style:font-size-asian="16pt" style:font-name-complex="TH Sarabun New1" style:font-size-complex="16pt"/>
    </style:style>
    <style:style style:name="T17" style:family="text">
      <style:text-properties style:font-name="TH Sarabun New1" fo:font-size="16pt" officeooo:rsid="0032787f" style:font-size-asian="16pt" style:font-name-complex="TH Sarabun New1" style:font-size-complex="16pt"/>
    </style:style>
    <style:style style:name="T18" style:family="text">
      <style:text-properties officeooo:rsid="0032787f"/>
    </style:style>
    <style:style style:name="T19" style:family="text">
      <style:text-properties fo:color="#0000ff"/>
    </style:style>
    <style:style style:name="T20" style:family="text">
      <style:text-properties fo:color="#0000ff" fo:font-weight="bold" officeooo:rsid="002848f0" style:font-weight-asian="bold" style:font-weight-complex="bold"/>
    </style:style>
    <style:style style:name="T21" style:family="text">
      <style:text-properties fo:color="#0000ff" fo:font-weight="bold" officeooo:rsid="00285578" style:font-weight-asian="bold" style:font-weight-complex="bold"/>
    </style:style>
    <style:style style:name="T22" style:family="text">
      <style:text-properties fo:color="#0000ff" style:font-name="TH Sarabun New1" fo:font-size="16pt" fo:font-weight="bold" officeooo:rsid="002848f0" style:font-size-asian="16pt" style:font-weight-asian="bold" style:font-name-complex="TH Sarabun New1" style:font-size-complex="16pt" style:font-weight-complex="bold"/>
    </style:style>
    <style:style style:name="T23" style:family="text">
      <style:text-properties fo:color="#0000ff" style:font-name="TH Sarabun New1" fo:font-size="16pt" style:font-size-asian="16pt" style:font-name-complex="TH Sarabun New1" style:font-size-complex="16pt"/>
    </style:style>
    <style:style style:name="T24" style:family="text">
      <style:text-properties officeooo:rsid="0035364f"/>
    </style:style>
    <style:style style:name="T25" style:family="text">
      <style:text-properties officeooo:rsid="003872d3"/>
    </style:style>
    <style:style style:name="T26" style:family="text">
      <style:text-properties officeooo:rsid="0039706d"/>
    </style:style>
    <style:style style:name="T27" style:family="text">
      <style:text-properties officeooo:rsid="003bece7"/>
    </style:style>
    <style:style style:name="T28" style:family="text">
      <style:text-properties officeooo:rsid="003d2e1d"/>
    </style:style>
    <style:style style:name="T29" style:family="text">
      <style:text-properties officeooo:rsid="003dcb90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officeooo:rsid="0019a1dd"/>
    </style:style>
    <style:style style:name="T32" style:family="text">
      <style:text-properties style:text-underline-style="none" officeooo:rsid="00517683"/>
    </style:style>
    <style:style style:name="T33" style:family="text">
      <style:text-properties officeooo:rsid="0042d650"/>
    </style:style>
    <style:style style:name="T34" style:family="text">
      <style:text-properties officeooo:rsid="00464f31"/>
    </style:style>
    <style:style style:name="T35" style:family="text">
      <style:text-properties officeooo:rsid="00483841"/>
    </style:style>
    <style:style style:name="T36" style:family="text">
      <style:text-properties officeooo:rsid="0059f6b4"/>
    </style:style>
    <style:style style:name="T37" style:family="text">
      <style:text-properties officeooo:rsid="005a975b"/>
    </style:style>
    <style:style style:name="T38" style:family="text">
      <style:text-properties officeooo:rsid="005d2573"/>
    </style:style>
    <style:style style:name="T39" style:family="text">
      <style:text-properties officeooo:rsid="005e9338"/>
    </style:style>
    <style:style style:name="T40" style:family="text">
      <style:text-properties officeooo:rsid="00627915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67f58e" style:font-weight-asian="normal" style:font-weight-complex="normal"/>
    </style:style>
    <style:style style:name="T43" style:family="text">
      <style:text-properties officeooo:rsid="0068b8f4"/>
    </style:style>
    <style:style style:name="T44" style:family="text">
      <style:text-properties fo:color="#0000ff" fo:font-weight="bold" style:font-weight-asian="bold" style:font-weight-complex="bold"/>
    </style:style>
    <style:style style:name="T45" style:family="text">
      <style:text-properties fo:font-size="16pt" fo:font-weight="bold" style:font-size-asian="16pt" style:font-weight-asian="bold" style:font-name-complex="TH Sarabun New1" style:font-size-complex="16pt" style:font-weight-complex="bold"/>
    </style:style>
    <style:style style:name="T46" style:family="text">
      <style:text-properties style:font-name="TH Sarabun New1" fo:font-size="14pt" style:font-size-asian="14pt" style:font-name-complex="TH Sarabun New1" style:font-size-complex="14pt"/>
    </style:style>
    <style:style style:name="T47" style:family="text">
      <style:text-properties fo:color="#0000ff" fo:font-size="16pt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color="#000000" draw:fill-color="#ffffff" draw:textarea-horizontal-align="justify" draw:textarea-vertical-align="middle" draw:auto-grow-height="false" fo:min-height="0.2563in" fo:min-width="0.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0.2563in" fo:min-width="0.87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0.2661in" fo:min-width="0.9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0.3126in" fo:min-width="1.01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0.2917in" fo:min-width="0.7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0.3126in" fo:min-width="1.07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0.2571in" fo:min-width="0.5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เพิ่มแท็บ </text:span>ข้อมูล DM เพิ่มเติม <text:span text:style-name="T1">(ยังไม่รู้ไว้ไหน เก็บไว้ก่อน)</text:span></text:p>
      <text:p text:style-name="P2"/>
      <text:p text:style-name="P3">กระดิ่งมี 3 ระดับ</text:p>
      <text:p text:style-name="P3">- ALERT</text:p>
      <text:p text:style-name="P3">- WARNNING</text:p>
      <text:p text:style-name="P3">- INFORMATION</text:p>
      <text:p text:style-name="P22"/>
      <text:p text:style-name="P23"><text:span text:style-name="T33">ขอให้</text:span>ปรับขนาดอักษรเพิ่มขึ้น<text:span text:style-name="T33">ได้ 3 ระดับ <text:s text:c="3"/>100% | 110% | 125%</text:span></text:p>
      <text:p text:style-name="P29">Link สำหรับปุ่ม DM Risk</text:p>
      <text:p text:style-name="P36">http://10.1.99.6/diabetes_risk_score/?hn=<text:span text:style-name="T7">[hn]</text:span>&amp;prefix=<text:span text:style-name="T7">[prefix]</text:span>&amp;fname=<text:span text:style-name="T7">[name]</text:span>&amp;lname=<text:span text:style-name="T7">[surname]</text:span>sex=<text:span text:style-name="T7">[sex(ภาษาไทย)]</text:span>&amp;birthday_date=<text:span text:style-name="T7">[birthdate(รูปแบบ yyyy</text:span><text:span text:style-name="T8">ค.ศ.</text:span><text:span text:style-name="T7">-mm-dd)]</text:span></text:p>
      <text:p text:style-name="P36"/>
      <text:p text:style-name="P29">Link สำหรับปุ่ม CVD Risk (Thai)</text:p>
      <text:p text:style-name="P28">http://10.1.99.6/Thai-CV-Risk-Score/index.php?hn=<text:span text:style-name="T3">[hn]</text:span>&amp;prefix=<text:span text:style-name="T3">[prefix]</text:span>&amp;fname=<text:span text:style-name="T3">[name]</text:span>&amp;lname=<text:span text:style-name="T3">[surname]</text:span>sex=<text:span text:style-name="T3">[sex(ภาษาไทย)]</text:span>&amp;birthday_date=<text:span text:style-name="T3">[birthdate(รูปแบบ yyyy</text:span><text:span text:style-name="T6">ค.ศ.</text:span><text:span text:style-name="T3">-mm-dd)]</text:span></text:p>
      <text:p text:style-name="P34"/>
      <text:p text:style-name="P35"><text:span text:style-name="T41">Link สำหรับปุ่ม </text:span><text:span text:style-name="T42">PACs</text:span></text:p>
      <text:p text:style-name="P38">http://10.1.41.112/html5/index.html?PTNID=<text:span text:style-name="T9">[hn]</text:span></text:p>
      <text:p text:style-name="P30"/>
      <text:p text:style-name="P32"/>
      <text:p text:style-name="P43">ขอเพิ่มเมนูและแท็บตามนี้เป็นหัวไว้ก่อน (<text:span text:style-name="T39">บางเมนู</text:span>ยังไม่ต้องมีข้อมูล) <text:span text:style-name="T38">เพื่อเตรียมแสดงให้กับ user </text:span>ที่กำหนด <text:span text:style-name="T38">โดยเรียงตามนี้</text:span></text:p>
      <text:p text:style-name="P31">(ระดับแรกเป็นเมนู → ระบบสองเป็นแท็บ → ระดับสามเป็นแบบฟอร์มที่จะพิมพ์ในหน้านั้น)</text:p>
      <text:list xml:id="list2925328650" text:style-name="L1">
        <text:list-item>
          <text:p text:style-name="P77">Patient Entry</text:p>
          <text:list>
            <text:list-item>
              <text:p text:style-name="P77">VITAL SIGN AND CONTOUR OF PATIENT <text:span text:style-name="T43">=&gt; tabs <text:s/></text:span></text:p>
              <text:list>
                <text:list-item>
                  <text:p text:style-name="P79">แบบฟอร์ม OPD DOCTOR RECORD</text:p>
                </text:list-item>
                <text:list-item>
                  <text:p text:style-name="P79">แบบฟอร์ม OPD DOCTOR RECORD - พิมพ์เพิ่ม</text:p>
                </text:list-item>
                <text:list-item>
                  <text:p text:style-name="P79">แบบฟอร์ม OPD NOTE - Dietitian Record</text:p>
                </text:list-item>
                <text:list-item>
                  <text:p text:style-name="P79">แบบฟอร์ม OPD NOTE - Foot Record</text:p>
                </text:list-item>
                <text:list-item>
                  <text:p text:style-name="P79">แบบฟอร์ม OPD NOTE - HBOT Record</text:p>
                </text:list-item>
                <text:list-item>
                  <text:p text:style-name="P79">แบบฟอร์ม OPD NOTE - HD Record</text:p>
                </text:list-item>
                <text:list-item>
                  <text:p text:style-name="P79">แบบฟอร์ม OPD NOTE - Nurse Record</text:p>
                </text:list-item>
                <text:list-item>
                  <text:p text:style-name="P79">แบบฟอร์ม OPD NOTE - Pharmacist Record</text:p>
                </text:list-item>
                <text:list-item>
                  <text:p text:style-name="P79">แบบฟอร์ม OPD NOTE - Physical Therapy Record</text:p>
                </text:list-item>
                <text:list-item>
                  <text:p text:style-name="P79">แบบฟอร์ม OPD NOTE - Diabetes Educator Record</text:p>
                </text:list-item>
                <text:list-item>
                  <text:p text:style-name="P79">แบบฟอร์ม OPD NOTE - Wellness Record</text:p>
                </text:list-item>
              </text:list>
            </text:list-item>
            <text:list-item>
              <text:p text:style-name="P78">NURSING ASSESSMENT AND CHIEF COMPLANT <text:span text:style-name="T43">=&gt; tabs</text:span></text:p>
            </text:list-item>
          </text:list>
        </text:list-item>
        <text:list-item>
          <text:p text:style-name="P77">ระบบของแพทย์</text:p>
          <text:list>
            <text:list-item>
              <text:p text:style-name="P77">OPD DOCTOR RECORD TODAY</text:p>
            </text:list-item>
            <text:list-item>
              <text:p text:style-name="P77">MEDICATION</text:p>
            </text:list-item>
            <text:list-item>
              <text:p text:style-name="P77">DOCTOR FEE</text:p>
            </text:list-item>
            <text:list-item>
              <text:p text:style-name="P77">RECORD TODAY</text:p>
            </text:list-item>
            <text:list-item>
              <text:p text:style-name="P77">EYE EXAM TODAY</text:p>
            </text:list-item>
          </text:list>
        </text:list-item>
        <text:list-item>
          <text:p text:style-name="P81">DM <text:span text:style-name="T36">PATIENT &amp; EDUCATION (อันนี้เปลี่ยนจาก DM Nurse Manager)</text:span></text:p>
          <text:list>
            <text:list-item>
              <text:p text:style-name="P81">DM Assessment Today (FU)</text:p>
              <text:list>
                <text:list-item>
                  <text:p text:style-name="P80">แบบฟอร์ม DM Assessment Today</text:p>
                </text:list-item>
              </text:list>
            </text:list-item>
            <text:list-item>
              <text:p text:style-name="P81">Team Record</text:p>
              <text:list>
                <text:list-item>
                  <text:p text:style-name="P80">แบบฟอร์ม Multidisciplinary Team Record of Diabetic Education</text:p>
                </text:list-item>
              </text:list>
            </text:list-item>
            <text:list-item>
              <text:p text:style-name="P81">Case Manager Summary</text:p>
              <text:list>
                <text:list-item>
                  <text:p text:style-name="P80">แบบฟอร์ม Seven self-care behavior assessment and evaluation</text:p>
                </text:list-item>
              </text:list>
            </text:list-item>
            <text:list-item>
              <text:p text:style-name="P81">New DM History</text:p>
              <text:list>
                <text:list-item>
                  <text:p text:style-name="P80">แบบฟอร์ม New DM History</text:p>
                </text:list-item>
              </text:list>
            </text:list-item>
            <text:list-item>
              <text:p text:style-name="P81">DM Indicators</text:p>
            </text:list-item>
          </text:list>
        </text:list-item>
      </text:list>
      <text:p text:style-name="P37"/>
      <text:list xml:id="list175708855793875" text:continue-numbering="true" text:style-name="L1">
        <text:list-item>
          <text:p text:style-name="P81"><text:soft-page-break/>D<text:span text:style-name="T36">IETITAIN</text:span></text:p>
          <text:list>
            <text:list-item>
              <text:p text:style-name="P82">OPD <text:s/>Visit</text:p>
              <text:list>
                <text:list-item>
                  <text:p text:style-name="P80">แบบฟอร์ม OPD NUTRITION VISIT RECORD</text:p>
                </text:list-item>
              </text:list>
            </text:list-item>
            <text:list-item>
              <text:p text:style-name="P81">IPD Visit</text:p>
              <text:list>
                <text:list-item>
                  <text:p text:style-name="P80">แบบฟอร์ม IPD NUTRITION VISIT RECORD</text:p>
                </text:list-item>
              </text:list>
            </text:list-item>
            <text:list-item>
              <text:p text:style-name="P81">OPD HD Visit</text:p>
              <text:list>
                <text:list-item>
                  <text:p text:style-name="P80">แบบฟอร์ม OPD NUTRITIONAL ASSESSMENT FOR HEMODIALYSIS PATIENT</text:p>
                </text:list-item>
              </text:list>
            </text:list-item>
            <text:list-item>
              <text:p text:style-name="P81">IPD HD Visit</text:p>
              <text:list>
                <text:list-item>
                  <text:p text:style-name="P80">แบบฟอร์ม IPD NUTRITIONAL ASSESSMENT FOR HEMODIALYSIS PATIENT</text:p>
                </text:list-item>
              </text:list>
            </text:list-item>
          </text:list>
        </text:list-item>
        <text:list-item>
          <text:p text:style-name="P81">F<text:span text:style-name="T36">OOT</text:span></text:p>
          <text:list>
            <text:list-item>
              <text:p text:style-name="P81">Foot Assessment (Summary)</text:p>
              <text:list>
                <text:list-item>
                  <text:p text:style-name="P80">แบบฟอร์ม IPD DIABETIC FOOT ASSESSMENT RECORD : SUMMARY</text:p>
                </text:list-item>
                <text:list-item>
                  <text:p text:style-name="P80">แบบฟอร์ม OPD DIABETIC FOOT ASSESSMENT RECORD : SUMMARY</text:p>
                </text:list-item>
              </text:list>
            </text:list-item>
            <text:list-item>
              <text:p text:style-name="P81">Foot Assessment (Complete)</text:p>
              <text:list>
                <text:list-item>
                  <text:p text:style-name="P80">แบบฟอร์ม DIABETIC FOOT ASSESSMENT RECORD : COMPLETE</text:p>
                </text:list-item>
              </text:list>
            </text:list-item>
            <text:list-item>
              <text:p text:style-name="P81">Foot Ulcer (First Visit)</text:p>
              <text:list>
                <text:list-item>
                  <text:p text:style-name="P80">แบบฟอร์ม IPD DIABETIC FOOT ULCER VISIT RECORD : IPD DFU FIRST VISIT</text:p>
                </text:list-item>
                <text:list-item>
                  <text:p text:style-name="P80">แบบฟอร์ม OPD DIABETIC FOOT ULCER VISIT RECORD : OPD DFU FIRST VISIT</text:p>
                </text:list-item>
              </text:list>
            </text:list-item>
            <text:list-item>
              <text:p text:style-name="P81">Foot Ulcer (Follow up Visit)</text:p>
              <text:list>
                <text:list-item>
                  <text:p text:style-name="P80">แบบฟอร์ม IPD DIABETIC FOOT ULCER VISIT RECORD : IPD DFU FU VISIT</text:p>
                </text:list-item>
                <text:list-item>
                  <text:p text:style-name="P80">แบบฟอร์ม OPD DIABETIC FOOT ULCER VISIT RECORD : OPD DFU FU VISIT</text:p>
                </text:list-item>
              </text:list>
            </text:list-item>
          </text:list>
        </text:list-item>
        <text:list-item>
          <text:p text:style-name="P81">HBOT</text:p>
          <text:list>
            <text:list-item>
              <text:p text:style-name="P81">Physician Assessment (Pre HBOT)</text:p>
              <text:list>
                <text:list-item>
                  <text:p text:style-name="P83"><text:span text:style-name="T37">แบบฟอร์ม </text:span>OPD HYPERBARIC OXYGEN THERAPY RECORD : HBOT<text:tab/><text:tab/></text:p>
                </text:list-item>
              </text:list>
            </text:list-item>
            <text:list-item>
              <text:p text:style-name="P81">HBOT Record</text:p>
              <text:list>
                <text:list-item>
                  <text:p text:style-name="P83"><text:span text:style-name="T37">แบบฟอร์ม </text:span>HEMODIALYSIS <text:s/>RECORD<text:tab/></text:p>
                </text:list-item>
              </text:list>
            </text:list-item>
          </text:list>
        </text:list-item>
        <text:list-item>
          <text:p text:style-name="P81">HD</text:p>
          <text:list>
            <text:list-item>
              <text:p text:style-name="P81">HD Progression Record</text:p>
              <text:list>
                <text:list-item>
                  <text:p text:style-name="P83"><text:span text:style-name="T37">แบบฟอร์ม </text:span>opd hemodialysis record</text:p>
                </text:list-item>
                <text:list-item>
                  <text:p text:style-name="P83"><text:span text:style-name="T37">แบบฟอร์ม </text:span>hemodialysis record</text:p>
                </text:list-item>
              </text:list>
            </text:list-item>
            <text:list-item>
              <text:p text:style-name="P81">HD Record</text:p>
            </text:list-item>
          </text:list>
        </text:list-item>
      </text:list>
      <text:p text:style-name="P37"/>
      <text:p text:style-name="P37"/>
      <text:p text:style-name="P37"/>
      <text:list xml:id="list175706824693789" text:continue-numbering="true" text:style-name="L1">
        <text:list-item>
          <text:p text:style-name="P84"><text:soft-page-break/>ระบบห้องยา</text:p>
          <text:list>
            <text:list-item>
              <text:p text:style-name="P84">รับใบยา</text:p>
            </text:list-item>
            <text:list-item>
              <text:p text:style-name="P84">ข้อมูลการรับใบยา</text:p>
            </text:list-item>
            <text:list-item>
              <text:p text:style-name="P84">ข้อมูลจัดยา</text:p>
            </text:list-item>
          </text:list>
        </text:list-item>
        <text:list-item>
          <text:p text:style-name="P84">LAB</text:p>
          <text:list>
            <text:list-item>
              <text:p text:style-name="P84">Result Complete Received <text:span text:style-name="T40">(ยังไม่ต้องใช้แบบเดิมก่อน)</text:span></text:p>
            </text:list-item>
            <text:list-item>
              <text:p text:style-name="P85">Accepted <text:span text:style-name="T40">(ยังไม่ต้องใช้แบบเดิมก่อน)</text:span></text:p>
            </text:list-item>
          </text:list>
        </text:list-item>
        <text:list-item>
          <text:p text:style-name="P84">EMR</text:p>
          <text:list>
            <text:list-item>
              <text:p text:style-name="P84">DOCUMENT (QR)</text:p>
            </text:list-item>
            <text:list-item>
              <text:p text:style-name="P84">DOCUMENT (HIMS)</text:p>
            </text:list-item>
          </text:list>
        </text:list-item>
      </text:list>
      <text:p text:style-name="P34"/>
      <text:p text:style-name="P8"><text:s/>ระบบหน้าห้องตรวจ</text:p>
      <text:list xml:id="list4256989916" text:style-name="L2">
        <text:list-item>
          <text:p text:style-name="P88">กรณีที่บันทึกข้อมูลแล้วมีการเปลี่ยนแพทย์</text:p>
        </text:list-item>
        <text:list-item>
          <text:p text:style-name="P108">เพิ่มการแสดงผล DM Staging (แสดงผลและวันที่บันทึก จากฐานข้อมูลพี่อ๋อ)</text:p>
        </text:list-item>
        <text:list-item>
          <text:p text:style-name="P108">เพิ่มปุ่มดังนี้ CVD RISK (ACC), CVD RISK (THAI), DM RISK</text:p>
        </text:list-item>
        <text:list-item>
          <text:p text:style-name="P86">เพิ่มให้มีการติ๊กว่า<text:span text:style-name="T35">ผู้ป่วย</text:span>จะ<text:span text:style-name="T35">รับ</text:span>ยาที่ห้องไหน (Bld.1 [Fl. 1], Bld.2 [Fl. G, Fl. 10])</text:p>
        </text:list-item>
        <text:list-item>
          <text:p text:style-name="P89">เมนู <text:span text:style-name="T25">Chief complaint</text:span> เปลี่ยนเป็น <text:span text:style-name="T4">Patient Data</text:span></text:p>
        </text:list-item>
        <text:list-item>
          <text:p text:style-name="P90">แท็บ V/S | CC</text:p>
          <text:list>
            <text:list-item>
              <text:p text:style-name="P90">เปลี่ยนคำ V/S | CC เป็น <text:span text:style-name="T3">VITAL SIGNS AND CONTOUR OF PATIENT</text:span></text:p>
            </text:list-item>
            <text:list-item>
              <text:p text:style-name="P90">เรียงลำดับดังนี้ (คำที่เป็นตัวอักษรสีแดงให้แก้ไขคำตามนี้)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>
          <table:table-cell table:style-name="Table1.A1" office:value-type="string">
            <text:p text:style-name="P61">BT</text:p>
          </table:table-cell>
          <table:table-cell table:style-name="Table1.A1" office:value-type="string">
            <text:p text:style-name="P62">PR</text:p>
          </table:table-cell>
          <table:table-cell table:style-name="Table1.A1" office:value-type="string">
            <text:p text:style-name="P63">WC</text:p>
          </table:table-cell>
          <table:table-cell table:style-name="Table1.D1" office:value-type="string">
            <text:p text:style-name="P63">BW</text:p>
          </table:table-cell>
        </table:table-row>
        <table:table-row>
          <table:table-cell table:style-name="Table1.A2" office:value-type="string">
            <text:p text:style-name="P61">BP</text:p>
          </table:table-cell>
          <table:table-cell table:style-name="Table1.A2" office:value-type="string">
            <text:p text:style-name="P61">PR Thythm</text:p>
          </table:table-cell>
          <table:table-cell table:style-name="Table1.A2" office:value-type="string">
            <text:p text:style-name="P63">IC</text:p>
          </table:table-cell>
          <table:table-cell table:style-name="Table1.D2" office:value-type="string">
            <text:p text:style-name="P61">Ht</text:p>
          </table:table-cell>
        </table:table-row>
        <table:table-row>
          <table:table-cell table:style-name="Table1.A2" office:value-type="string">
            <text:p text:style-name="P61">Position</text:p>
          </table:table-cell>
          <table:table-cell table:style-name="Table1.A2" office:value-type="string">
            <text:p text:style-name="P63">RR</text:p>
          </table:table-cell>
          <table:table-cell table:style-name="Table1.A2" office:value-type="string">
            <text:p text:style-name="P63">EC</text:p>
          </table:table-cell>
          <table:table-cell table:style-name="Table1.D2" office:value-type="string">
            <text:p text:style-name="P61">BMI</text:p>
          </table:table-cell>
        </table:table-row>
        <table:table-row>
          <table:table-cell table:style-name="Table1.A2" office:value-type="string">
            <text:p text:style-name="P61">Arm</text:p>
          </table:table-cell>
          <table:table-cell table:style-name="Table1.A2" office:value-type="string">
            <text:p text:style-name="P61">O2sat</text:p>
          </table:table-cell>
          <table:table-cell table:style-name="Table1.A2" office:value-type="string">
            <text:p text:style-name="P63">HC</text:p>
          </table:table-cell>
          <table:table-cell table:style-name="Table1.D2" office:value-type="string">
            <text:p text:style-name="P61">IBW</text:p>
          </table:table-cell>
        </table:table-row>
      </table:table>
      <text:list xml:id="list175706977266231" text:continue-numbering="true" text:style-name="L2">
        <text:list-item>
          <text:list>
            <text:list-item>
              <text:p text:style-name="P91">ในช่องที่เป็นคำอธิบายให้แสดงดังนี้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1">BT</text:p>
          </table:table-cell>
          <table:table-cell table:style-name="Table2.A1" office:value-type="string">
            <text:p text:style-name="P61">อุณหภูมิร่างกาย</text:p>
          </table:table-cell>
          <table:table-cell table:style-name="Table2.A1" office:value-type="string">
            <text:p text:style-name="P61">WC</text:p>
          </table:table-cell>
          <table:table-cell table:style-name="Table2.D1" office:value-type="string">
            <text:p text:style-name="P61">เส้นรอบเอว</text:p>
          </table:table-cell>
        </table:table-row>
        <table:table-row>
          <table:table-cell table:style-name="Table2.A2" office:value-type="string">
            <text:p text:style-name="P61">BP</text:p>
          </table:table-cell>
          <table:table-cell table:style-name="Table2.A2" office:value-type="string">
            <text:p text:style-name="P61">ความดันโลหิต<text:span text:style-name="T10">บน/ล่าง</text:span></text:p>
          </table:table-cell>
          <table:table-cell table:style-name="Table2.A2" office:value-type="string">
            <text:p text:style-name="P61">IC</text:p>
          </table:table-cell>
          <table:table-cell table:style-name="Table2.D2" office:value-type="string">
            <text:p text:style-name="P61">เส้นรอบอกขณะหายใจเข้า</text:p>
          </table:table-cell>
        </table:table-row>
        <table:table-row>
          <table:table-cell table:style-name="Table2.A2" office:value-type="string">
            <text:p text:style-name="P61">Position</text:p>
          </table:table-cell>
          <table:table-cell table:style-name="Table2.A2" office:value-type="string">
            <text:p text:style-name="P61">ท่าวัดความดันโลหิต</text:p>
          </table:table-cell>
          <table:table-cell table:style-name="Table2.A2" office:value-type="string">
            <text:p text:style-name="P61">EC</text:p>
          </table:table-cell>
          <table:table-cell table:style-name="Table2.D2" office:value-type="string">
            <text:p text:style-name="P61">เส้นรอบอกขณะหายใจออก</text:p>
          </table:table-cell>
        </table:table-row>
        <table:table-row>
          <table:table-cell table:style-name="Table2.A2" office:value-type="string">
            <text:p text:style-name="P61">Arm</text:p>
          </table:table-cell>
          <table:table-cell table:style-name="Table2.A2" office:value-type="string">
            <text:p text:style-name="P61">แขนข้างที่วัดความดันโลหิต</text:p>
          </table:table-cell>
          <table:table-cell table:style-name="Table2.A2" office:value-type="string">
            <text:p text:style-name="P61">HC</text:p>
          </table:table-cell>
          <table:table-cell table:style-name="Table2.D2" office:value-type="string">
            <text:p text:style-name="P61">เส้นรอบศีรษะ</text:p>
          </table:table-cell>
        </table:table-row>
        <table:table-row>
          <table:table-cell table:style-name="Table2.A2" office:value-type="string">
            <text:p text:style-name="P61">PR</text:p>
          </table:table-cell>
          <table:table-cell table:style-name="Table2.A2" office:value-type="string">
            <text:p text:style-name="P61">ชีพจร</text:p>
          </table:table-cell>
          <table:table-cell table:style-name="Table2.A2" office:value-type="string">
            <text:p text:style-name="P61">BW</text:p>
          </table:table-cell>
          <table:table-cell table:style-name="Table2.D2" office:value-type="string">
            <text:p text:style-name="P61">น้ำหนัก</text:p>
          </table:table-cell>
        </table:table-row>
        <table:table-row>
          <table:table-cell table:style-name="Table2.A2" office:value-type="string">
            <text:p text:style-name="P61">PR Thythm</text:p>
          </table:table-cell>
          <table:table-cell table:style-name="Table2.A2" office:value-type="string">
            <text:p text:style-name="P61">จังหวะของชีพจร</text:p>
          </table:table-cell>
          <table:table-cell table:style-name="Table2.A2" office:value-type="string">
            <text:p text:style-name="P61">Ht</text:p>
          </table:table-cell>
          <table:table-cell table:style-name="Table2.D2" office:value-type="string">
            <text:p text:style-name="P61">ส่วนสูง</text:p>
          </table:table-cell>
        </table:table-row>
        <text:soft-page-break/>
        <table:table-row>
          <table:table-cell table:style-name="Table2.A2" office:value-type="string">
            <text:p text:style-name="P61">RR</text:p>
          </table:table-cell>
          <table:table-cell table:style-name="Table2.A2" office:value-type="string">
            <text:p text:style-name="P61">อัตราการหายใจ</text:p>
          </table:table-cell>
          <table:table-cell table:style-name="Table2.A2" office:value-type="string">
            <text:p text:style-name="P61">BMI</text:p>
          </table:table-cell>
          <table:table-cell table:style-name="Table2.D2" office:value-type="string">
            <text:p text:style-name="P61">-</text:p>
          </table:table-cell>
        </table:table-row>
        <table:table-row>
          <table:table-cell table:style-name="Table2.A2" office:value-type="string">
            <text:p text:style-name="P61">O2sat</text:p>
          </table:table-cell>
          <table:table-cell table:style-name="Table2.A2" office:value-type="string">
            <text:p text:style-name="P61">ความเข้มข้นของออกซิเจน</text:p>
          </table:table-cell>
          <table:table-cell table:style-name="Table2.A2" office:value-type="string">
            <text:p text:style-name="P61">IBW</text:p>
          </table:table-cell>
          <table:table-cell table:style-name="Table2.D2" office:value-type="string">
            <text:p text:style-name="P61">-</text:p>
          </table:table-cell>
        </table:table-row>
      </table:table>
      <text:list xml:id="list175707106848719" text:continue-numbering="true" text:style-name="L2">
        <text:list-item>
          <text:list>
            <text:list-item>
              <text:p text:style-name="P110">กำหนดรูปแบบการบันทึกและแสดงดังนี้</text:p>
            </text:list-item>
          </text:list>
        </text:list-item>
      </text:list>
      <table:table table:name="Table15" table:style-name="Table15">
        <table:table-column table:style-name="Table15.A"/>
        <table:table-column table:style-name="Table15.B" table:number-columns-repeated="2"/>
        <table:table-row>
          <table:table-cell table:style-name="Table15.A1" office:value-type="string">
            <text:p text:style-name="P68">ช่อง</text:p>
          </table:table-cell>
          <table:table-cell table:style-name="Table15.A1" office:value-type="string">
            <text:p text:style-name="P68">การใส่ข้อมูล</text:p>
          </table:table-cell>
          <table:table-cell table:style-name="Table15.C1" office:value-type="string">
            <text:p text:style-name="P68">หลักเลขทศนิยม</text:p>
          </table:table-cell>
        </table:table-row>
        <table:table-row>
          <table:table-cell table:style-name="Table15.A2" office:value-type="string">
            <text:p text:style-name="P67">BT</text:p>
          </table:table-cell>
          <table:table-cell table:style-name="Table15.A2" office:value-type="string">
            <text:p text:style-name="P67">อยู่ระหว่าง 35-45</text:p>
          </table:table-cell>
          <table:table-cell table:style-name="Table15.C2" office:value-type="string">
            <text:p text:style-name="P67">1ตำแหน่ง</text:p>
          </table:table-cell>
        </table:table-row>
        <table:table-row>
          <table:table-cell table:style-name="Table15.A2" office:value-type="string">
            <text:p text:style-name="P67">BP</text:p>
          </table:table-cell>
          <table:table-cell table:style-name="Table15.A2" office:value-type="string">
            <text:p text:style-name="P67">ตัวเลขไม่เกิน 3 หลัก</text:p>
          </table:table-cell>
          <table:table-cell table:style-name="Table15.C2" office:value-type="string">
            <text:p text:style-name="P67">ไม่มี</text:p>
          </table:table-cell>
        </table:table-row>
        <table:table-row>
          <table:table-cell table:style-name="Table15.A2" office:value-type="string">
            <text:p text:style-name="P69">Position</text:p>
          </table:table-cell>
          <table:table-cell table:style-name="Table15.A2" office:value-type="string">
            <text:p text:style-name="P67">- Standing</text:p>
            <text:p text:style-name="P67">- Sitting</text:p>
            <text:p text:style-name="P67">- Supine</text:p>
          </table:table-cell>
          <table:table-cell table:style-name="Table15.C2" office:value-type="string">
            <text:p text:style-name="P67">ไม่มี</text:p>
          </table:table-cell>
        </table:table-row>
        <table:table-row>
          <table:table-cell table:style-name="Table15.A2" office:value-type="string">
            <text:p text:style-name="P69">Arm</text:p>
          </table:table-cell>
          <table:table-cell table:style-name="Table15.A2" office:value-type="string">
            <text:p text:style-name="P67">- Left</text:p>
            <text:p text:style-name="P67">- Right</text:p>
          </table:table-cell>
          <table:table-cell table:style-name="Table15.C2" office:value-type="string">
            <text:p text:style-name="P67">ไม่มี</text:p>
          </table:table-cell>
        </table:table-row>
        <table:table-row>
          <table:table-cell table:style-name="Table15.A2" office:value-type="string">
            <text:p text:style-name="P67">PR</text:p>
          </table:table-cell>
          <table:table-cell table:style-name="Table15.A2" office:value-type="string">
            <text:p text:style-name="P67">ตัวเลขไม่เกิน 3 หลัก</text:p>
          </table:table-cell>
          <table:table-cell table:style-name="Table15.C2" office:value-type="string">
            <text:p text:style-name="P67">ไม่มี</text:p>
          </table:table-cell>
        </table:table-row>
        <table:table-row>
          <table:table-cell table:style-name="Table15.A2" office:value-type="string">
            <text:p text:style-name="P67">RR</text:p>
          </table:table-cell>
          <table:table-cell table:style-name="Table15.A2" office:value-type="string">
            <text:p text:style-name="P67">ตัวเลขไม่เกิน 2 หลัก</text:p>
          </table:table-cell>
          <table:table-cell table:style-name="Table15.C2" office:value-type="string">
            <text:p text:style-name="P67">ไม่มี</text:p>
          </table:table-cell>
        </table:table-row>
        <table:table-row>
          <table:table-cell table:style-name="Table15.A2" office:value-type="string">
            <text:p text:style-name="P67">O2sat</text:p>
          </table:table-cell>
          <table:table-cell table:style-name="Table15.A2" office:value-type="string">
            <text:p text:style-name="P67">ตัวเลขไม่เกิน 3 หลัก</text:p>
          </table:table-cell>
          <table:table-cell table:style-name="Table15.C2" office:value-type="string">
            <text:p text:style-name="P67">ไม่มี</text:p>
          </table:table-cell>
        </table:table-row>
        <table:table-row>
          <table:table-cell table:style-name="Table15.A2" office:value-type="string">
            <text:p text:style-name="P67">WC</text:p>
          </table:table-cell>
          <table:table-cell table:style-name="Table15.A2" office:value-type="string">
            <text:p text:style-name="P67">ตัวเลขไม่เกิน 3 หลัก</text:p>
          </table:table-cell>
          <table:table-cell table:style-name="Table15.C2" office:value-type="string">
            <text:p text:style-name="P67">1ตำแหน่ง</text:p>
          </table:table-cell>
        </table:table-row>
        <table:table-row>
          <table:table-cell table:style-name="Table15.A2" office:value-type="string">
            <text:p text:style-name="P67">IC</text:p>
          </table:table-cell>
          <table:table-cell table:style-name="Table15.A2" office:value-type="string">
            <text:p text:style-name="P67">ตัวเลขไม่เกิน 3 หลัก</text:p>
          </table:table-cell>
          <table:table-cell table:style-name="Table15.C2" office:value-type="string">
            <text:p text:style-name="P67">1ตำแหน่ง</text:p>
          </table:table-cell>
        </table:table-row>
        <table:table-row>
          <table:table-cell table:style-name="Table15.A2" office:value-type="string">
            <text:p text:style-name="P67">EC</text:p>
          </table:table-cell>
          <table:table-cell table:style-name="Table15.A2" office:value-type="string">
            <text:p text:style-name="P67">ตัวเลขไม่เกิน 3 หลัก</text:p>
          </table:table-cell>
          <table:table-cell table:style-name="Table15.C2" office:value-type="string">
            <text:p text:style-name="P67">1ตำแหน่ง</text:p>
          </table:table-cell>
        </table:table-row>
        <table:table-row>
          <table:table-cell table:style-name="Table15.A2" office:value-type="string">
            <text:p text:style-name="P67">HC</text:p>
          </table:table-cell>
          <table:table-cell table:style-name="Table15.A2" office:value-type="string">
            <text:p text:style-name="P67">ตัวเลขไม่เกิน 3 หลัก</text:p>
          </table:table-cell>
          <table:table-cell table:style-name="Table15.C2" office:value-type="string">
            <text:p text:style-name="P67">1ตำแหน่ง</text:p>
          </table:table-cell>
        </table:table-row>
        <table:table-row>
          <table:table-cell table:style-name="Table15.A2" office:value-type="string">
            <text:p text:style-name="P67">BW</text:p>
          </table:table-cell>
          <table:table-cell table:style-name="Table15.A2" office:value-type="string">
            <text:p text:style-name="P67">ตัวเลขไม่เกิน 3 หลัก</text:p>
          </table:table-cell>
          <table:table-cell table:style-name="Table15.C2" office:value-type="string">
            <text:p text:style-name="P67">1ตำแหน่ง</text:p>
          </table:table-cell>
        </table:table-row>
        <table:table-row>
          <table:table-cell table:style-name="Table15.A2" office:value-type="string">
            <text:p text:style-name="P67">HT</text:p>
          </table:table-cell>
          <table:table-cell table:style-name="Table15.A2" office:value-type="string">
            <text:p text:style-name="P67">ตัวเลขไม่เกิน 3 หลัก</text:p>
          </table:table-cell>
          <table:table-cell table:style-name="Table15.C2" office:value-type="string">
            <text:p text:style-name="P67">1ตำแหน่ง</text:p>
          </table:table-cell>
        </table:table-row>
        <table:table-row>
          <table:table-cell table:style-name="Table15.A2" office:value-type="string">
            <text:p text:style-name="P67">BMI</text:p>
          </table:table-cell>
          <table:table-cell table:style-name="Table15.A2" office:value-type="string">
            <text:p text:style-name="P67">-</text:p>
          </table:table-cell>
          <table:table-cell table:style-name="Table15.C2" office:value-type="string">
            <text:p text:style-name="P67">2ตำแหน่ง</text:p>
          </table:table-cell>
        </table:table-row>
        <table:table-row>
          <table:table-cell table:style-name="Table15.A2" office:value-type="string">
            <text:p text:style-name="P67">IBW</text:p>
          </table:table-cell>
          <table:table-cell table:style-name="Table15.A2" office:value-type="string">
            <text:p text:style-name="P67">-</text:p>
          </table:table-cell>
          <table:table-cell table:style-name="Table15.C2" office:value-type="string">
            <text:p text:style-name="P67">2ตำแหน่ง</text:p>
          </table:table-cell>
        </table:table-row>
      </table:table>
      <text:list xml:id="list175707882370975" text:continue-numbering="true" text:style-name="L2">
        <text:list-item>
          <text:list>
            <text:list-item>
              <text:p text:style-name="P92">ช่องส่วนสูง ถ้าเคยมีประวัติการคีย์<text:span text:style-name="T27">ในครั้งก่อนหน้า</text:span>ให้ใส่ข้อมูลล่าสุดเข้ามาเป็นค่าเริ่มต้น</text:p>
            </text:list-item>
            <text:list-item>
              <text:p text:style-name="P110">ถ้ามีการวัด WC, IC, EC, HC, BW, HT, BMI, IBW <text:span text:style-name="T27">จากคลินิกแรกที่มาตรวจเมื่อมีการวัดในคลินิกที่สอง ให้นำข้อมูลจากคลินิคแรกมาแสดงด้วย (HN. และวันที่)</text:span></text:p>
            </text:list-item>
            <text:list-item>
              <text:p text:style-name="P90">ย้าย cc ไปไว้ที่แท็บ NC แทน</text:p>
            </text:list-item>
          </text:list>
        </text:list-item>
        <text:list-item>
          <text:p text:style-name="P90">แท็บ NC</text:p>
          <text:list>
            <text:list-item>
              <text:p text:style-name="P90">เปลี่ยนคำจาก NC เป็น <text:span text:style-name="T3">NURSING ASSESSMENT AND CHIEF </text:span><text:span text:style-name="T5">COMPLAINT</text:span></text:p>
            </text:list-item>
            <text:list-item>
              <text:p text:style-name="P90">cc ที่อยู่ใน V/S | CC ให้มาไว้ที่นี่แทน</text:p>
            </text:list-item>
            <text:list-item>
              <text:p text:style-name="P90"><text:soft-page-break/>แก้ไขจาก cc เป็น CC คำอธิบายเป็น อาการสำคัญ</text:p>
            </text:list-item>
          </text:list>
        </text:list-item>
        <text:list-item>
          <text:p text:style-name="P87">แท็บ LAB ให้แสดง<text:span text:style-name="T26">ดังนี้</text:span></text:p>
        </text:list-item>
      </text:list>
      <text:p text:style-name="P33"><text:span text:style-name="T24">หน้า</text:span>แสดงผล <text:span text:style-name="T26">LAB (ทำทีหลัง)</text:span></text:p>
      <text:p text:style-name="P26">มี<text:span text:style-name="T24">ทั้งหมด</text:span> <text:span text:style-name="T26">2</text:span> แท็บ</text:p>
      <text:p text:style-name="P26">แท็บ 1 → <text:span text:style-name="T26">Result Complete Received คือรายการแล็บที่มีผลเข้ามาครบแล้ว</text:span></text:p>
      <text:p text:style-name="P26">แท็บ 2 → <text:span text:style-name="T26">Accepted คือรายการแล็บที่ยังไม่มีผลหรือผลยังไม่ครบ</text:span></text:p>
      <text:p text:style-name="P26"/>
      <text:p text:style-name="P26">แท็บ 1 → <text:span text:style-name="T26">Result Complete Received</text:span></text:p>
      <table:table table:name="Table14" table:style-name="Table14">
        <table:table-column table:style-name="Table14.A" table:number-columns-repeated="3"/>
        <table:table-column table:style-name="Table14.D"/>
        <table:table-row>
          <table:table-cell table:style-name="Table14.A1" office:value-type="string">
            <text:p text:style-name="P70">HN</text:p>
          </table:table-cell>
          <table:table-cell table:style-name="Table14.A1" office:value-type="string">
            <text:p text:style-name="P70">Name</text:p>
          </table:table-cell>
          <table:table-cell table:style-name="Table14.A1" office:value-type="string">
            <text:p text:style-name="P70">Lab <text:span text:style-name="T26">Name</text:span></text:p>
          </table:table-cell>
          <table:table-cell table:style-name="Table14.D1" office:value-type="string">
            <text:p text:style-name="P70">Result</text:p>
          </table:table-cell>
        </table:table-row>
        <table:table-row>
          <table:table-cell table:style-name="Table14.A2" office:value-type="string">
            <text:p text:style-name="P71">xxxxxx</text:p>
          </table:table-cell>
          <table:table-cell table:style-name="Table14.A2" office:value-type="string">
            <text:p text:style-name="P72">Xxxxxx xxxxxx</text:p>
            <text:p text:style-name="P75"><text:s/><text:tab/><text:tab/></text:p>
          </table:table-cell>
          <table:table-cell table:style-name="Table14.A2" office:value-type="string">
            <text:p text:style-name="P73">Xxx, xxx, xxx, xxx, xxx, xxx</text:p>
          </table:table-cell>
          <table:table-cell table:style-name="Table14.D2" office:value-type="string">
            <text:p text:style-name="P74"><draw:custom-shape text:anchor-type="paragraph" draw:z-index="15" draw:name="Shape1" draw:style-name="gr7" draw:text-style-name="P129" svg:width="0.5787in" svg:height="0.285in" svg:x="0.4618in" svg:y="0.0055in"><text:p text:style-name="P123"><text:span text:style-name="T47">LAB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</table:table-row>
      </table:table>
      <text:p text:style-name="P27">เมื่อกดปุ่ม LAB ก็จะแสดงผลแล็บในวันของ HN. ที่ระบุ</text:p>
      <text:p text:style-name="P26"/>
      <text:p text:style-name="P26">แท็บ 2 → <text:span text:style-name="T26">Accepted</text:span></text:p>
      <table:table table:name="Table16" table:style-name="Table16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70">HN</text:p>
          </table:table-cell>
          <table:table-cell table:style-name="Table16.A1" office:value-type="string">
            <text:p text:style-name="P70">Name</text:p>
          </table:table-cell>
          <table:table-cell table:style-name="Table16.A1" office:value-type="string">
            <text:p text:style-name="P70">Lab <text:span text:style-name="T26">Name</text:span></text:p>
          </table:table-cell>
          <table:table-cell table:style-name="Table16.D1" office:value-type="string">
            <text:p text:style-name="P70">Result</text:p>
          </table:table-cell>
        </table:table-row>
        <table:table-row>
          <table:table-cell table:style-name="Table16.A2" office:value-type="string">
            <text:p text:style-name="P71">xxxxxx</text:p>
          </table:table-cell>
          <table:table-cell table:style-name="Table16.A2" office:value-type="string">
            <text:p text:style-name="P71">Xxxxxx xxxxxx</text:p>
          </table:table-cell>
          <table:table-cell table:style-name="Table16.A2" office:value-type="string">
            <text:p text:style-name="P73">Xxx, xxx, xxx, xxx, xxx, xxx</text:p>
          </table:table-cell>
          <table:table-cell table:style-name="Table16.D2" office:value-type="string">
            <text:p text:style-name="P74"><draw:custom-shape text:anchor-type="paragraph" draw:z-index="16" draw:name="Shape1" draw:style-name="gr7" draw:text-style-name="P129" svg:width="0.5787in" svg:height="0.285in" svg:x="0.4618in" svg:y="0.0055in"><text:p text:style-name="P123"><text:span text:style-name="T47">LAB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</table:table-row>
      </table:table>
      <text:p text:style-name="P27">เมื่อกดปุ่ม LAB ก็จะแสดงผลแล็บในวันของ HN. ที่ระบุ</text:p>
      <text:p text:style-name="P27"/>
      <text:list xml:id="list175708000115609" text:continue-numbering="true" text:style-name="L2">
        <text:list-item>
          <text:p text:style-name="P114"/>
        </text:list-item>
      </text:list>
      <text:p text:style-name="P24"/>
      <text:p text:style-name="P25"/>
      <text:p text:style-name="P40">ระบบห้องแพทย์</text:p>
      <text:list xml:id="list1813927290" text:style-name="L3">
        <text:list-item>
          <text:p text:style-name="P111">เมนู DOCTOR เปลี่ยนคำเป็น ระบบของแพทย์</text:p>
        </text:list-item>
        <text:list-item>
          <text:p text:style-name="P109">เพิ่มการแสดงผล DM Staging (แสดงผลและวันที่บันทึก จากฐานข้อมูลพี่อ๋อ)</text:p>
        </text:list-item>
        <text:list-item>
          <text:p text:style-name="P109">เพิ่มปุ่มดังนี้ CVD RISK (ACC), CVD RISK (THAI), DM RISK</text:p>
        </text:list-item>
        <text:list-item>
          <text:p text:style-name="P93">หน้าแรกขอแพทย์ให้แสดงตามหน้าห้องตรวจแพทย์แต่ยังไม่มีข้อมูล</text:p>
        </text:list-item>
        <text:list-item>
          <text:p text:style-name="P116">เพิ่มปุ่มให้แพทย์ยืนยันว่าเป็นแพทย์เข้าของไข้</text:p>
        </text:list-item>
      </text:list>
      <text:p text:style-name="P45"><draw:custom-shape text:anchor-type="paragraph" draw:z-index="1" draw:name="Shape1" draw:style-name="gr2" draw:text-style-name="P125" svg:width="0.9067in" svg:height="0.2843in" svg:x="5.0492in" svg:y="0.0236in"><text:p text:style-name="P123"><text:span text:style-name="T44">Cancl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0" draw:name="Shape1" draw:style-name="gr1" draw:text-style-name="P124" svg:width="0.578in" svg:height="0.2843in" svg:x="4.1744in" svg:y="0.022in"><text:p text:style-name="P123"><text:span text:style-name="T44">Sav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text:tab/>Attending Physician Save</text:p>
      <text:list xml:id="list175708879254503" text:continue-numbering="true" text:style-name="L3">
        <text:list-item>
          <text:p text:style-name="P112">เมนูย่อยในหน้าระบบของแพทย์ ให้ตัดส่วนหัวข้อออก (ที่เป็นแถบสีฟ้า)</text:p>
        </text:list-item>
        <text:list-item>
          <text:p text:style-name="P113"><text:s/>กล่องแสดงข้อมูล Vital sign ให้ย้ายมาไว้ในแท็บ<text:span text:style-name="T30"> </text:span><text:span text:style-name="T31">OPD DOCTOR RECORD TODAY </text:span><text:span text:style-name="T30">และเลื่อนแท็บขึ้นไปไว้ด้านบน</text:span></text:p>
        </text:list-item>
        <text:list-item>
          <text:p text:style-name="P113"><text:span text:style-name="T30">ข้อมูลที่แก้ไขได้ให้เปลี่ยนเป็น</text:span><text:span text:style-name="T32">น้ำเงินเข้ม</text:span></text:p>
        </text:list-item>
        <text:list-item>
          <text:p text:style-name="P94">แสดงปุ่ม LAB และ PACs ให้มีความแตกต่างระหว่างมีการตรวจ LAB/x-ray กับไม่มีตรวจ LAB/x-ray ในวันนี้</text:p>
        </text:list-item>
        <text:list-item>
          <text:p text:style-name="P94">ไม่ต้องขึ้น popup เตือนแพ้ยา ให้แสดงในกระดิ่งอย่างเดียว</text:p>
        </text:list-item>
        <text:list-item>
          <text:p text:style-name="P97">เพิ่มปุ่ม Check-Out เพื่อระบุสถานะว่าแพทย์สิ้นสุดการรักษาของผู้ป่วยแล้ว <text:span text:style-name="T10">(เมื่อกดปุ่ม check-out จะเป็นการบันทึกทั้งหมดและเปลี่ยนสถานะเป็นสิ้นสุดการรักษา)</text:span></text:p>
        </text:list-item>
        <text:list-item>
          <text:p text:style-name="P93">การ <text:s/><text:span text:style-name="T11">Check-Out </text:span>ของแพทย์จะเช็คข้อมูลดังนี้</text:p>
          <text:list>
            <text:list-item>
              <text:p text:style-name="P93">ตรวจสอบว่ามีการสั่งยาหรือไม่</text:p>
            </text:list-item>
            <text:list-item>
              <text:p text:style-name="P93">ตรวจสอบว่ามีการคีย์ค่าแพทย์หรือไม่</text:p>
            </text:list-item>
            <text:list-item>
              <text:p text:style-name="P93">ตรวจสอบว่าแพทย์ 13 ท่านที่กำหนดมีการ Confirm BP หรือไม่</text:p>
            </text:list-item>
            <text:list-item>
              <text:p text:style-name="P93">ตรวจสอบว่าแพทย์ตาที่กำหนดมีการคีย์ Eye Exam หรือไม่</text:p>
            </text:list-item>
          </text:list>
        </text:list-item>
        <text:list-item>
          <text:p text:style-name="P95">ค่า vital sign ให้แพทย์สามารถแก้ได้ทั้งหมด</text:p>
        </text:list-item>
        <text:list-item>
          <text:p text:style-name="P98">หน้าคิว</text:p>
          <text:list>
            <text:list-item>
              <text:p text:style-name="P97">มี 3 แท็บ OPD Pending , OPD Complete , IPD (สำหรับดู LAB / PACsของผู้ป่วย IPD)</text:p>
            </text:list-item>
            <text:list-item>
              <text:p text:style-name="P97">OPD Pending แสดงรายการผู้ป่วยที่ถูกส่งมาตรวจของแพทย์ในวันนั้น จับจากการพิมพ์ OPD Doctor Record หรือการส่งคิวในหน้าคิวต่อไป</text:p>
            </text:list-item>
            <text:list-item>
              <text:p text:style-name="P97">OPD Complete แสดงรายการผู้ป่วยที่แพทย์ทำการ Check-Out ไปแล้ว</text:p>
            </text:list-item>
            <text:list-item>
              <text:p text:style-name="P97">IPD แสดงรายการผู้ป่วยที่เป็น IPD (ดึงมาเพื่อดู LAB กับ PACs)</text:p>
            </text:list-item>
          </text:list>
        </text:list-item>
        <text:list-item>
          <text:p text:style-name="P95">แท็บ <text:s/>Diagnosis</text:p>
          <text:list>
            <text:list-item>
              <text:p text:style-name="P95">เปลี่ยนคำที่แท็บ Diagnosis เป็น <text:span text:style-name="T3">OPD DOCTOR RECORD TODAY</text:span></text:p>
            </text:list-item>
            <text:list-item>
              <text:p text:style-name="P96">Diagnosis (ที่จะเปลี่ยนเป็นOPD DOCTOR RECORD TODAY) ให้ตัดเอาประวัติการบันทึกออก ไม่ต้องมี</text:p>
            </text:list-item>
            <text:list-item>
              <text:p text:style-name="P112">แท็บ OPD DOCTOR RECORD TODAY ตรง confirm BP เปลี่ยนคำเป็น <text:s/>confirm BP by MD</text:p>
            </text:list-item>
            <text:list-item>
              <text:p text:style-name="P112">ช่องที่ใส่ BP หดให้เล็กลง</text:p>
            </text:list-item>
          </text:list>
        </text:list-item>
        <text:list-item>
          <text:p text:style-name="P95"><text:soft-page-break/>แท็บ Medication</text:p>
          <text:list>
            <text:list-item>
              <text:p text:style-name="P95">เพิ่มให้ติ๊กว่า ไม่มียา กรณีที่แพทย์ไม่มีการสั่งยา</text:p>
            </text:list-item>
            <text:list-item>
              <text:p text:style-name="P95">จำนวนจ่ายให้ใส่เป็น Text <text:span text:style-name="T21">เนื่องจากบางครั้งหมอไม่ได้ใส่เป็นจำนวนยา (ตัวอย่างการสั่งที่ไม่ใช่จำนวน 1 wk, 1 month , 1 yr, จัดยาถึงวันนัด)</text:span></text:p>
            </text:list-item>
            <text:list-item>
              <text:p text:style-name="P95">วิธีการใช้ ให้เป็น Area Text</text:p>
            </text:list-item>
            <text:list-item>
              <text:p text:style-name="P95">รายการยาที่ Remed ให้แก้ไขจากยาที่เลือกได้</text:p>
            </text:list-item>
            <text:list-item>
              <text:p text:style-name="P95">รายการยาที่สั่ง เพิ่มคอลัมน์ ราคา/หน่วย , ราคารวม (แสดงข้อมูลกรณีที่บันทึกจำนวนยาเป็นตัวเลข)</text:p>
            </text:list-item>
            <text:list-item>
              <text:p text:style-name="P97">ตอนเข้าประวัติยาแล้ว select all ของวันหนึ่ง เพื่อจะเลือกรายการยาชุดนั้น มันไปติ๊กของวันอื่นด้วย / เปิดไปหน้า 2 แล้วเลือกชุดรายการยามันไม่ select all ของรายการชุดนั้นให้</text:p>
            </text:list-item>
            <text:list-item>
              <text:p text:style-name="P118">การค้นหาให้ค้นหาได้<text:span text:style-name="T29">ทั้งชื่อทางการค้าและชื่อสามัญ</text:span></text:p>
            </text:list-item>
            <text:list-item>
              <text:p text:style-name="P119">การแสดงตอนค้นหาให้แสดงเรียงตัวอักษรตามชื่อทางการค้า</text:p>
            </text:list-item>
            <text:list-item>
              <text:p text:style-name="P120">ไม่ต้องแสดงรหัสยา</text:p>
            </text:list-item>
            <text:list-item>
              <text:p text:style-name="P121">ประวัติการจ่ายยาให้แสดงแค่วันที่และชื่อแพทย์ก่อน เมื่อคลิกถึงจะแสดงรายการยาให้เลือก</text:p>
            </text:list-item>
          </text:list>
        </text:list-item>
        <text:list-item>
          <text:p text:style-name="P97">แท็บ Doctor Free</text:p>
          <text:list>
            <text:list-item>
              <text:p text:style-name="P95">เปลี่ยนคำที่แท็บDoctor Free เป็น Doctor Fee</text:p>
            </text:list-item>
          </text:list>
        </text:list-item>
        <text:list-item>
          <text:p text:style-name="P97">เพิ่มแท็บ RECORD TODAY สำหรับแสดงเอกสารสแกนของผู้ป่วยที่มีในวันนั้น (แสดงเฉพาะในวันที่มา) แยกตาม VN. <text:span text:style-name="T20">แสดงข้อมูลเหมือนใน EMR Document (QR)</text:span>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4">VN. ____01_ <text:s text:c="4"/>__________(ชื่อแพทย์)____________</text:p>
            <table:table table:name="Table4" table:style-name="Table4">
              <table:table-column table:style-name="Table4.A" table:number-columns-repeated="3"/>
              <table:table-column table:style-name="Table4.D"/>
              <table:table-row>
                <table:table-cell table:style-name="Table4.A1" office:value-type="string">
                  <text:p text:style-name="P44"/>
                </table:table-cell>
                <table:table-cell table:style-name="Table4.A1" office:value-type="string">
                  <text:p text:style-name="P44"/>
                </table:table-cell>
                <table:table-cell table:style-name="Table4.A1" office:value-type="string">
                  <text:p text:style-name="P44"/>
                </table:table-cell>
                <table:table-cell table:style-name="Table4.D1" office:value-type="string">
                  <text:p text:style-name="P44"/>
                </table:table-cell>
              </table:table-row>
              <table:table-row>
                <table:table-cell table:style-name="Table4.A2" office:value-type="string">
                  <text:p text:style-name="P55">ชื่อเอกสาร</text:p>
                </table:table-cell>
                <table:table-cell table:style-name="Table4.A2" office:value-type="string">
                  <text:p text:style-name="P55">ชื่อเอกสาร</text:p>
                </table:table-cell>
                <table:table-cell table:style-name="Table4.A2" office:value-type="string">
                  <text:p text:style-name="P55">ชื่อเอกสาร</text:p>
                </table:table-cell>
                <table:table-cell table:style-name="Table4.D2" office:value-type="string">
                  <text:p text:style-name="P55">ชื่อเอกสาร</text:p>
                </table:table-cell>
              </table:table-row>
            </table:table>
            <text:p text:style-name="P56"/>
            <text:p text:style-name="P54">VN. ____02_ <text:s text:c="4"/>__________(ชื่อแพทย์)____________</text:p>
            <table:table table:name="Table5" table:style-name="Table5">
              <table:table-column table:style-name="Table5.A" table:number-columns-repeated="2"/>
              <table:table-column table:style-name="Table5.C"/>
              <table:table-row>
                <table:table-cell table:style-name="Table5.A1" office:value-type="string">
                  <text:p text:style-name="P44"/>
                </table:table-cell>
                <table:table-cell table:style-name="Table5.A1" office:value-type="string">
                  <text:p text:style-name="P44"/>
                </table:table-cell>
                <table:table-cell table:style-name="Table5.C1" office:value-type="string">
                  <text:p text:style-name="P44"/>
                </table:table-cell>
              </table:table-row>
              <table:table-row>
                <table:table-cell table:style-name="Table5.A2" office:value-type="string">
                  <text:p text:style-name="P55">ชื่อเอกสาร</text:p>
                </table:table-cell>
                <table:table-cell table:style-name="Table5.A2" office:value-type="string">
                  <text:p text:style-name="P55">ชื่อเอกสาร</text:p>
                </table:table-cell>
                <table:table-cell table:style-name="Table5.C2" office:value-type="string">
                  <text:p text:style-name="P55">ชื่อเอกสาร</text:p>
                </table:table-cell>
              </table:table-row>
            </table:table>
            <text:p text:style-name="P54"/>
            <text:p text:style-name="P54">VN. ____03_ <text:s text:c="4"/>__________(ชื่อแพทย์)____________</text:p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44"/>
                </table:table-cell>
              </table:table-row>
              <table:table-row>
                <table:table-cell table:style-name="Table6.A2" office:value-type="string">
                  <text:p text:style-name="P55">ชื่อเอกสาร</text:p>
                </table:table-cell>
              </table:table-row>
            </table:table>
            <text:p text:style-name="P54"/>
            <text:p text:style-name="P54">VN. ____04_ <text:s text:c="4"/>__________(ชื่อแพทย์)____________(ไม่มีข้อมูล)</text:p>
          </table:table-cell>
        </table:table-row>
      </table:table>
      <text:p text:style-name="P16"/>
      <text:list xml:id="list175708272710844" text:continue-numbering="true" text:style-name="L3">
        <text:list-item>
          <text:p text:style-name="P115"><text:span text:style-name="T14">เพิ่มแท็บ Eye Exam Today (In-hospital) </text:span><text:span text:style-name="T15">ข้อมูลตามนี้ </text:span><text:a xlink:type="simple" xlink:href="https://docs.google.com/forms/d/e/1FAIpQLSeoAG7Tc3sPvNGqk0zjIylqoOsd6hwRrLeGlUC3M6K28RVsng/viewform" text:style-name="Internet_20_link" text:visited-style-name="Visited_20_Internet_20_Link"><text:span text:style-name="T22">คลิก</text:span></text:a><text:span text:style-name="T23"> </text:span></text:p>
        </text:list-item>
        <text:list-item>
          <text:p text:style-name="P111"><text:soft-page-break/>หน้าแสดงผล LAB</text:p>
          <text:list>
            <text:list-item>
              <text:p text:style-name="P111">ตัดคอลัมน์รหัสผลตรวจออก</text:p>
            </text:list-item>
            <text:list-item>
              <text:p text:style-name="P111">รหัสการตรวจของ LIS เปลี่ยนคำเป็น Parameter</text:p>
            </text:list-item>
            <text:list-item>
              <text:p text:style-name="P111">แสดง 10 คอลัมน์เป็นหน้าเริ่มต้น (ให้เต็มในหน้าเดียว)</text:p>
            </text:list-item>
            <text:list-item>
              <text:p text:style-name="P111">ถ้ามีผลแล็บมากกว่า 1<text:span text:style-name="T34">0</text:span> ครั้งให้แสดงคำว่า ยังมีต่อ</text:p>
            </text:list-item>
            <text:list-item>
              <text:p text:style-name="P111">ปรับขนาด font ให้ใหญ่ขึ้น <text:span text:style-name="T28">และเป็นตัวหนา</text:span> (เหลือ 15 แถวต่อหน้า)</text:p>
            </text:list-item>
            <text:list-item>
              <text:p text:style-name="P111">ส่วนที่เป็น Parameter, Reference range, Unit ให้พื้นหลังเป็นสีฟ้าอ่อน</text:p>
            </text:list-item>
            <text:list-item>
              <text:p text:style-name="P111">ส่วนที่เป็นผลแล็บในวันให้พื้นหลังเป็นสีเหลืองอ่อน</text:p>
            </text:list-item>
            <text:list-item>
              <text:p text:style-name="P111">ส่วนที่เป็นผลแล็บในอดีตให้พื้นหลังเป็นสี _____________</text:p>
            </text:list-item>
          </text:list>
        </text:list-item>
        <text:list-item>
          <text:p text:style-name="P99"/>
        </text:list-item>
      </text:list>
      <text:p text:style-name="P4"/>
      <text:p text:style-name="P39">ระบบ EMR </text:p>
      <text:p text:style-name="P1"><text:span text:style-name="T13">รูปแบบการแสดงผล </text:span><text:a xlink:type="simple" xlink:href="https://bootsnipp.com/snippets/GzKKE" text:style-name="Internet_20_link" text:visited-style-name="Visited_20_Internet_20_Link">https://bootsnipp.com/snippets/GzKKE</text:a><text:span text:style-name="T19"> </text:span></text:p>
      <text:list xml:id="list225485927" text:style-name="L4">
        <text:list-item>
          <text:p text:style-name="P100">มีสองแท็บคือ Document (QR) และ Document (HIMS)</text:p>
        </text:list-item>
      </text:list>
      <text:list xml:id="list3544351245" text:style-name="L5">
        <text:list-item>
          <text:list>
            <text:list-item>
              <text:p text:style-name="P101">Document (QR) คือเอกสารสแกนที่พิมพ์มาจากระบบ Clinical data</text:p>
            </text:list-item>
            <text:list-item>
              <text:p text:style-name="P101">Document (HIMS) คือเอกสารสแกนที่พิมพ์มาจากระบบ HIMS</text:p>
            </text:list-item>
          </text:list>
        </text:list-item>
      </text:list>
      <text:list xml:id="list175708765118834" text:continue-list="list225485927" text:style-name="L4">
        <text:list-item>
          <text:p text:style-name="P102">แท็บ <text:span text:style-name="T2">Document (QR)</text:span></text:p>
        </text:list-item>
      </text:list>
      <text:list xml:id="list981081472" text:style-name="L6">
        <text:list-item>
          <text:list>
            <text:list-item>
              <text:p text:style-name="P103">มีการ filter 2 อย่างคือ ประเภทเอกสาร และ ระหว่างวันที่</text:p>
            </text:list-item>
            <text:list-item>
              <text:p text:style-name="P103">ประเภทเอกสารให้แสดงเฉพาะเท่าที่ผู้ป่วยมีเท่านั้น</text:p>
            </text:list-item>
            <text:list-item>
              <text:p text:style-name="P103">วันที่แสดงเอกสารหากแสดงทั้งหมดจะช้าหรือไม่</text:p>
            </text:list-item>
            <text:list-item>
              <text:p text:style-name="P103">การ filter ประเภทเอกสารหากคลิกเลือกเท่ากับว่าให้แสดงเอกสารตามที่คลิก</text:p>
            </text:list-item>
            <text:list-item>
              <text:p text:style-name="P103">การ filter วันที่ให้ระบุวันที่เริ่มต้น และวันที่สิ้นสุด (มีเป็นปฏิทินให้เลือกด้วย)</text:p>
              <text:list>
                <text:list-item>
                  <text:p text:style-name="P117">Begin ____/____/________ end ____/____/________</text:p>
                </text:list-item>
              </text:list>
            </text:list-item>
          </text:list>
        </text:list-item>
      </text:list>
      <text:list xml:id="list175707609553548" text:continue-list="list175708765118834" text:style-name="L4">
        <text:list-item>
          <text:p text:style-name="P102">แท็บ Document (HIMS)</text:p>
          <text:list>
            <text:list-item>
              <text:p text:style-name="P104">โชว์แบบ HIMS เดิมได้หรือไม่?</text:p>
            </text:list-item>
          </text:list>
        </text:list-item>
      </text:list>
      <text:p text:style-name="P5"/>
      <text:p text:style-name="P42"><text:span text:style-name="T24">หน้า</text:span>แสดงผลห้องยา</text:p>
      <text:p text:style-name="P15">มี<text:span text:style-name="T24">ทั้งหมด</text:span> ______ แท็บ</text:p>
      <text:p text:style-name="P15">แท็บ 1 → รับใบยา</text:p>
      <text:p text:style-name="P15">แท็บ 2 → ข้อมูล<text:span text:style-name="T24">การรับใบยา</text:span></text:p>
      <text:p text:style-name="P15">แท็บ 3 → <text:span text:style-name="T24">ข้อมูลจัดยา</text:span></text:p>
      <text:p text:style-name="P15">แท็บ 4 → ______</text:p>
      <text:p text:style-name="P15"/>
      <text:p text:style-name="P19">แท็บ 1</text:p>
      <text:p text:style-name="P10">หน้าแรก</text:p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B" table:number-columns-repeated="2"/>
        <table:table-column table:style-name="Table7.A"/>
        <table:table-row>
          <table:table-cell table:style-name="Table7.A1" office:value-type="string">
            <text:p text:style-name="P46">TIME</text:p>
          </table:table-cell>
          <table:table-cell table:style-name="Table7.A1" office:value-type="string">
            <text:p text:style-name="P49">HN.</text:p>
          </table:table-cell>
          <table:table-cell table:style-name="Table7.A1" office:value-type="string">
            <text:p text:style-name="P46">NAME</text:p>
          </table:table-cell>
          <table:table-cell table:style-name="Table7.A1" office:value-type="string">
            <text:p text:style-name="P46">PHYSICIAN</text:p>
          </table:table-cell>
          <table:table-cell table:style-name="Table7.A1" office:value-type="string">
            <text:p text:style-name="P46">CLINIC</text:p>
          </table:table-cell>
          <table:table-cell table:style-name="Table7.F1" office:value-type="string">
            <text:p text:style-name="P49">#</text:p>
          </table:table-cell>
        </table:table-row>
        <table:table-row>
          <table:table-cell table:style-name="Table7.A2" office:value-type="string">
            <text:p text:style-name="P57"/>
          </table:table-cell>
          <table:table-cell table:style-name="Table7.A2" office:value-type="string">
            <text:p text:style-name="P57"/>
          </table:table-cell>
          <table:table-cell table:style-name="Table7.A2" office:value-type="string">
            <text:p text:style-name="P57"/>
          </table:table-cell>
          <table:table-cell table:style-name="Table7.A2" office:value-type="string">
            <text:p text:style-name="P57"/>
          </table:table-cell>
          <table:table-cell table:style-name="Table7.A2" office:value-type="string">
            <text:p text:style-name="P57"/>
          </table:table-cell>
          <table:table-cell table:style-name="Table7.F2" office:value-type="string">
            <text:p text:style-name="P57"><draw:custom-shape text:anchor-type="paragraph" draw:z-index="2" draw:name="Shape2" draw:style-name="gr3" draw:text-style-name="P126" svg:width="0.976in" svg:height="0.2941in" svg:x="0.028in" svg:y="0.0055in"><text:p text:style-name="P123"><text:span text:style-name="T45">รับทราบข้อมูล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</table:table-row>
      </table:table>
      <text:p text:style-name="P17">หน้า<text:span text:style-name="T12">หลังกดปุ่ม</text:span>รับทราบข้อมูล</text:p>
      <text:p text:style-name="P10">NAME_______________________________HN_____________Physician_________________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 table:number-columns-repeated="2"/>
        <table:table-column table:style-name="Table8.F"/>
        <table:table-row>
          <table:table-cell table:style-name="Table8.A1" office:value-type="string">
            <text:p text:style-name="P46"><draw:custom-shape text:anchor-type="paragraph" draw:z-index="3" draw:name="Shape3" draw:style-name="gr4" draw:text-style-name="P127" svg:width="1.0142in" svg:height="0.313in" svg:x="5.5665in" svg:y="0.3756in"><text:p text:style-name="P123"><text:span text:style-name="T46">เป็นช่อง </text:span><text:span text:style-name="T46">Textbox</text:span></text:p><draw:enhanced-geometry svg:viewBox="0 0 21600 21600" draw:type="rectangle" draw:enhanced-path="M 0 0 L 21600 0 21600 21600 0 21600 0 0 Z N"/></draw:custom-shape>#</text:p>
          </table:table-cell>
          <table:table-cell table:style-name="Table8.A1" office:value-type="string">
            <text:p text:style-name="P46">รหัสยา</text:p>
          </table:table-cell>
          <table:table-cell table:style-name="Table8.A1" office:value-type="string">
            <text:p text:style-name="P52">รายการ</text:p>
          </table:table-cell>
          <table:table-cell table:style-name="Table8.A1" office:value-type="string">
            <text:p text:style-name="P46">วิธีการใช้</text:p>
          </table:table-cell>
          <table:table-cell table:style-name="Table8.A1" office:value-type="string">
            <text:p text:style-name="P46">จำนวน</text:p>
          </table:table-cell>
          <table:table-cell table:style-name="Table8.F1" office:value-type="string">
            <text:p text:style-name="P46">หมายเหตุ</text:p>
          </table:table-cell>
        </table:table-row>
        <table:table-row>
          <table:table-cell table:style-name="Table8.A2" office:value-type="string">
            <text:p text:style-name="P64">☑</text:p>
          </table:table-cell>
          <table:table-cell table:style-name="Table8.A2" office:value-type="string">
            <text:p text:style-name="P57"/>
          </table:table-cell>
          <table:table-cell table:style-name="Table8.A2" office:value-type="string">
            <text:p text:style-name="P57"/>
          </table:table-cell>
          <table:table-cell table:style-name="Table8.A2" office:value-type="string">
            <text:p text:style-name="P57"/>
          </table:table-cell>
          <table:table-cell table:style-name="Table8.A2" office:value-type="string">
            <text:p text:style-name="P57"/>
          </table:table-cell>
          <table:table-cell table:style-name="Table8.F2" office:value-type="string">
            <text:p text:style-name="P57"/>
          </table:table-cell>
        </table:table-row>
      </table:table>
      <text:p text:style-name="P12"><draw:custom-shape text:anchor-type="paragraph" draw:z-index="4" draw:name="Shape4" draw:style-name="gr5" draw:text-style-name="P128" svg:width="0.815in" svg:height="0.3224in" svg:x="1.4283in" svg:y="0.2429in"><text:p text:style-name="P123">บันทึกข้อมูล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3" draw:style-name="gr6" draw:text-style-name="P127" svg:width="1.0705in" svg:height="0.313in" svg:x="0.1311in" svg:y="0.2201in"><text:p text:style-name="P123"><text:span text:style-name="T46">requester</text:span></text:p><draw:enhanced-geometry svg:viewBox="0 0 21600 21600" draw:type="rectangle" draw:enhanced-path="M 0 0 L 21600 0 21600 21600 0 21600 0 0 Z N"/></draw:custom-shape><draw:custom-shape text:anchor-type="paragraph" draw:z-index="9" draw:name="Shape4" draw:style-name="gr5" draw:text-style-name="P128" svg:width="0.815in" svg:height="0.3224in" svg:x="2.4898in" svg:y="0.2429in"><text:p text:style-name="P123">บันทึก QC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2"/>
      <text:p text:style-name="P12"/>
      <text:p text:style-name="P19">แท็บ 2</text:p>
      <text:p text:style-name="P11">หน้าแรก</text:p>
      <table:table table:name="Table11" table:style-name="Table11">
        <table:table-column table:style-name="Table11.A"/>
        <table:table-column table:style-name="Table11.B"/>
        <table:table-column table:style-name="Table11.A"/>
        <table:table-column table:style-name="Table11.B" table:number-columns-repeated="2"/>
        <table:table-column table:style-name="Table11.A"/>
        <table:table-row>
          <table:table-cell table:style-name="Table11.A1" office:value-type="string">
            <text:p text:style-name="P48">TIME</text:p>
          </table:table-cell>
          <table:table-cell table:style-name="Table11.A1" office:value-type="string">
            <text:p text:style-name="P51">HN.</text:p>
          </table:table-cell>
          <table:table-cell table:style-name="Table11.A1" office:value-type="string">
            <text:p text:style-name="P48">NAME</text:p>
          </table:table-cell>
          <table:table-cell table:style-name="Table11.A1" office:value-type="string">
            <text:p text:style-name="P48">PHYSICIAN</text:p>
          </table:table-cell>
          <table:table-cell table:style-name="Table11.A1" office:value-type="string">
            <text:p text:style-name="P48">CLINIC</text:p>
          </table:table-cell>
          <table:table-cell table:style-name="Table11.F1" office:value-type="string">
            <text:p text:style-name="P51">#</text:p>
          </table:table-cell>
        </table:table-row>
        <table:table-row>
          <table:table-cell table:style-name="Table11.A2" office:value-type="string">
            <text:p text:style-name="P60"/>
          </table:table-cell>
          <table:table-cell table:style-name="Table11.A2" office:value-type="string">
            <text:p text:style-name="P60"/>
          </table:table-cell>
          <table:table-cell table:style-name="Table11.A2" office:value-type="string">
            <text:p text:style-name="P60"/>
          </table:table-cell>
          <table:table-cell table:style-name="Table11.A2" office:value-type="string">
            <text:p text:style-name="P60"/>
          </table:table-cell>
          <table:table-cell table:style-name="Table11.A2" office:value-type="string">
            <text:p text:style-name="P60"/>
          </table:table-cell>
          <table:table-cell table:style-name="Table11.F2" office:value-type="string">
            <text:p text:style-name="P60"><draw:custom-shape text:anchor-type="paragraph" draw:z-index="10" draw:name="Shape2" draw:style-name="gr3" draw:text-style-name="P126" svg:width="0.976in" svg:height="0.2941in" svg:x="0.028in" svg:y="0.0055in"><text:p text:style-name="P123"><text:span text:style-name="T45">แก้ไข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</table:table-row>
      </table:table>
      <text:p text:style-name="P18">หน้า<text:span text:style-name="T12">หลังกดปุ่มแก้ไข</text:span></text:p>
      <text:p text:style-name="P11">NAME_______________________________HN_____________Physician_________________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 table:number-columns-repeated="2"/>
        <table:table-column table:style-name="Table12.F"/>
        <table:table-row>
          <table:table-cell table:style-name="Table12.A1" office:value-type="string">
            <text:p text:style-name="P48"><draw:custom-shape text:anchor-type="paragraph" draw:z-index="11" draw:name="Shape3" draw:style-name="gr4" draw:text-style-name="P127" svg:width="1.0142in" svg:height="0.313in" svg:x="5.5665in" svg:y="0.3756in"><text:p text:style-name="P123"><text:span text:style-name="T46">เป็นช่อง </text:span><text:span text:style-name="T46">Textbox</text:span></text:p><draw:enhanced-geometry svg:viewBox="0 0 21600 21600" draw:type="rectangle" draw:enhanced-path="M 0 0 L 21600 0 21600 21600 0 21600 0 0 Z N"/></draw:custom-shape>#</text:p>
          </table:table-cell>
          <table:table-cell table:style-name="Table12.A1" office:value-type="string">
            <text:p text:style-name="P48">รหัสยา</text:p>
          </table:table-cell>
          <table:table-cell table:style-name="Table12.A1" office:value-type="string">
            <text:p text:style-name="P53">รายการ</text:p>
          </table:table-cell>
          <table:table-cell table:style-name="Table12.A1" office:value-type="string">
            <text:p text:style-name="P48">วิธีการใช้</text:p>
          </table:table-cell>
          <table:table-cell table:style-name="Table12.A1" office:value-type="string">
            <text:p text:style-name="P48">จำนวน</text:p>
          </table:table-cell>
          <table:table-cell table:style-name="Table12.F1" office:value-type="string">
            <text:p text:style-name="P48">หมายเหตุ</text:p>
          </table:table-cell>
        </table:table-row>
        <table:table-row>
          <table:table-cell table:style-name="Table12.A2" office:value-type="string">
            <text:p text:style-name="P66">☑</text:p>
          </table:table-cell>
          <table:table-cell table:style-name="Table12.A2" office:value-type="string">
            <text:p text:style-name="P60"/>
          </table:table-cell>
          <table:table-cell table:style-name="Table12.A2" office:value-type="string">
            <text:p text:style-name="P60"/>
          </table:table-cell>
          <table:table-cell table:style-name="Table12.A2" office:value-type="string">
            <text:p text:style-name="P60"/>
          </table:table-cell>
          <table:table-cell table:style-name="Table12.A2" office:value-type="string">
            <text:p text:style-name="P60"/>
          </table:table-cell>
          <table:table-cell table:style-name="Table12.F2" office:value-type="string">
            <text:p text:style-name="P60"/>
          </table:table-cell>
        </table:table-row>
      </table:table>
      <text:p text:style-name="P13"><draw:custom-shape text:anchor-type="paragraph" draw:z-index="12" draw:name="Shape4" draw:style-name="gr5" draw:text-style-name="P128" svg:width="0.815in" svg:height="0.3224in" svg:x="1.4283in" svg:y="0.2429in"><text:p text:style-name="P123">แก้ไขข้อมูล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3" draw:style-name="gr6" draw:text-style-name="P127" svg:width="1.0705in" svg:height="0.313in" svg:x="0.1311in" svg:y="0.2201in"><text:p text:style-name="P123"><text:span text:style-name="T46">requester</text:span></text:p><draw:enhanced-geometry svg:viewBox="0 0 21600 21600" draw:type="rectangle" draw:enhanced-path="M 0 0 L 21600 0 21600 21600 0 21600 0 0 Z N"/></draw:custom-shape><draw:custom-shape text:anchor-type="paragraph" draw:z-index="14" draw:name="Shape4" draw:style-name="gr5" draw:text-style-name="P128" svg:width="0.815in" svg:height="0.3224in" svg:x="2.4898in" svg:y="0.2429in"><text:p text:style-name="P123">บันทึก QC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3"/>
      <text:p text:style-name="P13"/>
      <text:p text:style-name="P12"/>
      <text:p text:style-name="P12"/>
      <text:p text:style-name="P12"/>
      <text:p text:style-name="P19"><text:soft-page-break/>แท็บ 3</text:p>
      <text:p text:style-name="P20">หน้าแรก</text:p>
      <table:table table:name="Table10" table:style-name="Table10">
        <table:table-column table:style-name="Table10.A"/>
        <table:table-column table:style-name="Table10.B"/>
        <table:table-column table:style-name="Table10.A"/>
        <table:table-column table:style-name="Table10.B" table:number-columns-repeated="2"/>
        <table:table-column table:style-name="Table10.A"/>
        <table:table-row>
          <table:table-cell table:style-name="Table10.A1" office:value-type="string">
            <text:p text:style-name="P47">TIME</text:p>
          </table:table-cell>
          <table:table-cell table:style-name="Table10.A1" office:value-type="string">
            <text:p text:style-name="P50">HN.</text:p>
          </table:table-cell>
          <table:table-cell table:style-name="Table10.A1" office:value-type="string">
            <text:p text:style-name="P47">NAME</text:p>
          </table:table-cell>
          <table:table-cell table:style-name="Table10.A1" office:value-type="string">
            <text:p text:style-name="P47">PHYSICIAN</text:p>
          </table:table-cell>
          <table:table-cell table:style-name="Table10.A1" office:value-type="string">
            <text:p text:style-name="P47">CLINIC</text:p>
          </table:table-cell>
          <table:table-cell table:style-name="Table10.F1" office:value-type="string">
            <text:p text:style-name="P50">#</text:p>
          </table:table-cell>
        </table:table-row>
        <table:table-row>
          <table:table-cell table:style-name="Table10.A2" office:value-type="string">
            <text:p text:style-name="P58"/>
          </table:table-cell>
          <table:table-cell table:style-name="Table10.A2" office:value-type="string">
            <text:p text:style-name="P58"/>
          </table:table-cell>
          <table:table-cell table:style-name="Table10.A2" office:value-type="string">
            <text:p text:style-name="P58"/>
          </table:table-cell>
          <table:table-cell table:style-name="Table10.A2" office:value-type="string">
            <text:p text:style-name="P58"/>
          </table:table-cell>
          <table:table-cell table:style-name="Table10.A2" office:value-type="string">
            <text:p text:style-name="P58"/>
          </table:table-cell>
          <table:table-cell table:style-name="Table10.F2" office:value-type="string">
            <text:p text:style-name="P58"><draw:custom-shape text:anchor-type="paragraph" draw:z-index="6" draw:name="Shape2" draw:style-name="gr3" draw:text-style-name="P126" svg:width="0.976in" svg:height="0.2941in" svg:x="0.028in" svg:y="0.0055in"><text:p text:style-name="P123"><text:span text:style-name="T45">จัดยา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</table:table-row>
      </table:table>
      <text:p text:style-name="P20">หน้าหลังกดปุ่มจัดยา</text:p>
      <text:p text:style-name="P21">NAME_______________________________HN_____________Physician_________________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 table:number-columns-repeated="2"/>
        <table:table-column table:style-name="Table9.F"/>
        <table:table-row>
          <table:table-cell table:style-name="Table9.A1" office:value-type="string">
            <text:p text:style-name="P46">#</text:p>
          </table:table-cell>
          <table:table-cell table:style-name="Table9.A1" office:value-type="string">
            <text:p text:style-name="P46">รหัสยา</text:p>
          </table:table-cell>
          <table:table-cell table:style-name="Table9.A1" office:value-type="string">
            <text:p text:style-name="P46">ชื่อยา</text:p>
          </table:table-cell>
          <table:table-cell table:style-name="Table9.A1" office:value-type="string">
            <text:p text:style-name="P46">วิธีการใช้</text:p>
          </table:table-cell>
          <table:table-cell table:style-name="Table9.A1" office:value-type="string">
            <text:p text:style-name="P46">จำนวน</text:p>
          </table:table-cell>
          <table:table-cell table:style-name="Table9.F1" office:value-type="string">
            <text:p text:style-name="P46">หมายเหตุ</text:p>
          </table:table-cell>
        </table:table-row>
        <table:table-row>
          <table:table-cell table:style-name="Table9.A2" office:value-type="string">
            <text:p text:style-name="P65">☑</text:p>
          </table:table-cell>
          <table:table-cell table:style-name="Table9.A2" office:value-type="string">
            <text:p text:style-name="P59"/>
          </table:table-cell>
          <table:table-cell table:style-name="Table9.A2" office:value-type="string">
            <text:p text:style-name="P59"/>
          </table:table-cell>
          <table:table-cell table:style-name="Table9.A2" office:value-type="string">
            <text:p text:style-name="P59"/>
          </table:table-cell>
          <table:table-cell table:style-name="Table9.A2" office:value-type="string">
            <text:p text:style-name="P59"/>
          </table:table-cell>
          <table:table-cell table:style-name="Table9.F2" office:value-type="string">
            <text:p text:style-name="P59"/>
          </table:table-cell>
        </table:table-row>
      </table:table>
      <text:p text:style-name="P14"><draw:custom-shape text:anchor-type="paragraph" draw:z-index="5" draw:name="Shape4" draw:style-name="gr5" draw:text-style-name="P128" svg:width="0.815in" svg:height="0.3224in" svg:x="1.4193in" svg:y="0.2146in"><text:p text:style-name="P123">บันทึกจัดยา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3" draw:style-name="gr6" draw:text-style-name="P127" svg:width="1.0705in" svg:height="0.313in" svg:x="0.0555in" svg:y="0.1909in"><text:p text:style-name="P123"><text:span text:style-name="T46">requester</text:span></text:p><draw:enhanced-geometry svg:viewBox="0 0 21600 21600" draw:type="rectangle" draw:enhanced-path="M 0 0 L 21600 0 21600 21600 0 21600 0 0 Z N"/></draw:custom-shape></text:p>
      <text:p text:style-name="P14"/>
      <text:p text:style-name="P14"/>
      <text:p text:style-name="P6"/>
      <text:p text:style-name="P6"/>
      <text:p text:style-name="P6"/>
      <text:p text:style-name="P6"/>
      <text:p text:style-name="P6"/>
      <text:p text:style-name="P41"><text:span text:style-name="T18">แจ้ง</text:span>เพิ่มเกี่ยวกับการเชื่อมระบบเพื่อบันทึกค่าแพทย์เข้าระบบ HIMS</text:p>
      <text:p text:style-name="P9">หน้าบันทึกการตั้งค่า "ค่าบริการทางการแพทย์"</text:p>
      <text:list xml:id="list1060848547" text:style-name="L7">
        <text:list-item>
          <text:p text:style-name="P122"><text:span text:style-name="T16">หน้า</text:span><text:span text:style-name="T17">การตั้งค่า </text:span><text:span text:style-name="T16">ค่าบริการทางแพทย์ขอเพ</text:span><text:span text:style-name="T17">ิ่</text:span><text:span text:style-name="T16">มฟิลด์ให้บันทึกดังนี้</text:span></text:p>
        </text:list-item>
      </text:list>
      <text:list xml:id="list1939429727" text:style-name="L8">
        <text:list-item>
          <text:list>
            <text:list-item>
              <text:p text:style-name="P105">charge_id ==&gt; ประเภทรายได้</text:p>
            </text:list-item>
          </text:list>
        </text:list-item>
      </text:list>
      <text:list xml:id="list3113458389" text:style-name="L9">
        <text:list-item>
          <text:list>
            <text:list-item>
              <text:p text:style-name="P106">receipt_id ==&gt; ลำดับใบเสร็จ</text:p>
            </text:list-item>
            <text:list-item>
              <text:p text:style-name="P106">df_charge_id ==&gt; ประเภทรายได้แพทย์</text:p>
            </text:list-item>
            <text:list-item>
              <text:p text:style-name="P106">df_receipt_id ==&gt; ลำดับใบเสร็จแพทย์</text:p>
            </text:list-item>
          </text:list>
        </text:list-item>
      </text:list>
      <text:list xml:id="list175707640537152" text:continue-list="list1060848547" text:style-name="L7">
        <text:list-item>
          <text:p text:style-name="P107">ขอให้เรียงลำดับการแสดงในหน้าระบบของแพทย์ได้โดยสามารถกำหนดได้เอง</text:p>
        </text:list-item>
      </text:list>
      <text:p text:style-name="P7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H Sarabun New" svg:font-family="'TH Sarabun New'"/>
    <style:font-face style:name="FreeSans2" svg:font-family="FreeSans" style:font-family-generic="swiss"/>
    <style:font-face style:name="FreeSans1" svg:font-family="FreeSans" style:font-pitch="variable"/>
    <style:font-face style:name="TH Sarabun New1" svg:font-family="'TH Sarabun New'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H Sarabun New" fo:font-size="16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 Sarabun New" fo:font-size="16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H Sarabun New" fo:font-family="'TH Sarabun New'" fo:font-size="18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H Sarabun New" fo:font-family="'TH Sarabun New'"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H Sarabun New" fo:font-family="'TH Sarabun New'" fo:font-size="16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 Sarabun New" fo:font-family="'TH Sarabun New'"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09:57:19.491465696</meta:creation-date>
    <dc:date>2019-05-23T17:57:06.510916921</dc:date>
    <meta:editing-duration>PT11H12M14S</meta:editing-duration>
    <meta:editing-cycles>38</meta:editing-cycles>
    <meta:generator>LibreOffice/6.2.3.2$MacOSX_X86_64 LibreOffice_project/aecc05fe267cc68dde00352a451aa867b3b546ac</meta:generator>
    <meta:document-statistic meta:table-count="15" meta:image-count="0" meta:object-count="0" meta:page-count="13" meta:paragraph-count="372" meta:word-count="4550" meta:character-count="8857" meta:non-whitespace-character-count="8175"/>
  </office:meta>
</office:document-meta>
</file>